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NSimSun" svg:font-family="NSimSun" style:font-family-generic="modern"/>
    <style:font-face style:name="Arial" svg:font-family="Arial" style:font-family-generic="swiss"/>
    <style:font-face style:name="Courier New2" svg:font-family="'Courier New'" style:font-pitch="variable"/>
    <style:font-face style:name="Open Sans" svg:font-family="'Open Sans'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Таблица1" style:family="table">
      <style:table-properties style:width="8.615cm" table:align="left" style:writing-mode="lr-tb"/>
    </style:style>
    <style:style style:name="Таблица1.A" style:family="table-column">
      <style:table-column-properties style:column-width="3.2cm"/>
    </style:style>
    <style:style style:name="Таблица1.B" style:family="table-column">
      <style:table-column-properties style:column-width="5.415cm"/>
    </style:style>
    <style:style style:name="Таблица1.1" style:family="table-row">
      <style:table-row-properties style:min-row-height="0.776cm" fo:keep-together="auto"/>
    </style:style>
    <style:style style:name="Таблица1.A1" style:family="table-cell">
      <style:table-cell-properties style:vertical-align="top" fo:padding-left="0.182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" style:family="table-cell">
      <style:table-cell-properties style:vertical-align="top" fo:padding-left="0.182cm" fo:padding-right="0.191cm" fo:padding-top="0cm" fo:padding-bottom="0cm" fo:border="0.5pt solid #000000" style:writing-mode="lr-tb"/>
    </style:style>
    <style:style style:name="Таблица1.2" style:family="table-row">
      <style:table-row-properties fo:keep-together="auto"/>
    </style:style>
    <style:style style:name="Таблица1.5" style:family="table-row">
      <style:table-row-properties style:min-row-height="0.63cm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/>
    </style:style>
    <style:style style:name="P5" style:family="paragraph" style:parent-style-name="Standard">
      <style:text-properties fo:font-size="18pt" fo:font-weight="bold" style:font-size-asian="18pt" style:font-weight-asian="bold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>
        <style:tab-stops>
          <style:tab-stop style:position="0.635cm"/>
        </style:tab-stops>
      </style:paragraph-properties>
    </style:style>
    <style:style style:name="P8" style:family="paragraph" style:parent-style-name="Standard" style:list-style-name="WW8Num2">
      <style:paragraph-properties>
        <style:tab-stops>
          <style:tab-stop style:position="0.635cm"/>
        </style:tab-stops>
      </style:paragraph-properties>
    </style:style>
    <style:style style:name="P9" style:family="paragraph" style:parent-style-name="Standard" style:list-style-name="WW8Num3">
      <style:paragraph-properties>
        <style:tab-stops>
          <style:tab-stop style:position="0.635cm"/>
        </style:tab-stops>
      </style:paragraph-properties>
    </style:style>
    <style:style style:name="P10" style:family="paragraph" style:parent-style-name="Standard">
      <style:paragraph-properties>
        <style:tab-stops>
          <style:tab-stop style:position="0.635cm"/>
        </style:tab-stops>
      </style:paragraph-properties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>
        <style:tab-stops>
          <style:tab-stop style:position="0.635cm"/>
        </style:tab-stops>
      </style:paragraph-properties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P12" style:family="paragraph" style:parent-style-name="Standard" style:list-style-name="WW8Num2">
      <style:paragraph-properties>
        <style:tab-stops>
          <style:tab-stop style:position="0.635cm"/>
        </style:tab-stops>
      </style:paragraph-properties>
      <style:text-properties style:font-name="Times New Roman" fo:font-size="10pt" fo:language="ru" fo:country="RU" style:text-underline-style="none" fo:font-weight="bold" style:font-size-asian="10pt" style:font-weight-asian="bold" style:font-name-complex="Times New Roman" style:font-size-complex="10pt" style:font-weight-complex="bold"/>
    </style:style>
    <style:style style:name="P13" style:family="paragraph" style:parent-style-name="Standard" style:list-style-name="WW8Num3">
      <style:paragraph-properties>
        <style:tab-stops>
          <style:tab-stop style:position="0.635cm"/>
        </style:tab-stops>
      </style:paragraph-properties>
      <style:text-properties style:font-name="Times New Roman" fo:font-size="10pt" fo:language="ru" fo:country="RU" style:text-underline-style="none" fo:font-weight="normal" style:font-size-asian="10pt" style:font-weight-asian="normal" style:font-name-complex="Times New Roman" style:font-size-complex="10pt" style:font-weight-complex="normal"/>
    </style:style>
    <style:style style:name="P14" style:family="paragraph" style:parent-style-name="Standard" style:list-style-name="WW8Num2">
      <style:paragraph-properties>
        <style:tab-stops>
          <style:tab-stop style:position="0.635cm"/>
        </style:tab-stops>
      </style:paragraph-properties>
      <style:text-properties style:font-name="Times New Roman" fo:font-size="10pt" fo:language="ru" fo:country="RU" fo:font-weight="bold" style:font-size-asian="10pt" style:font-weight-asian="bold" style:font-name-complex="Times New Roman" style:font-size-complex="10pt" style:font-weight-complex="bold"/>
    </style:style>
    <style:style style:name="P15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0pt" fo:language="en" fo:country="US" style:text-underline-style="none" fo:font-weight="normal" style:font-size-asian="10pt" style:font-weight-asian="normal" style:font-name-complex="Times New Roman" style:font-size-complex="10pt" style:font-weight-complex="normal"/>
    </style:style>
    <style:style style:name="P16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0pt" fo:language="en" fo:country="US" style:text-underline-style="none" fo:font-weight="normal" style:font-size-asian="10pt" style:font-weight-asian="normal" style:font-name-complex="Times New Roman" style:font-weight-complex="normal"/>
    </style:style>
    <style:style style:name="P17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0pt" fo:language="en" fo:country="US" style:text-underline-style="none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P18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0pt" fo:language="en" fo:country="US" style:text-underline-style="none" fo:font-weight="bold" style:font-size-asian="10pt" style:font-weight-asian="bold" style:font-name-complex="Times New Roman" style:font-weight-complex="bold"/>
    </style:style>
    <style:style style:name="P19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0pt" fo:language="en" fo:country="US" style:text-underline-style="none" fo:font-weight="bold" style:font-size-asian="10pt" style:font-weight-asian="bold" style:font-name-complex="Times New Roman" style:font-size-complex="10pt" style:font-weight-complex="bold"/>
    </style:style>
    <style:style style:name="P20" style:family="paragraph" style:parent-style-name="Standard">
      <style:paragraph-properties>
        <style:tab-stops>
          <style:tab-stop style:position="0.635cm"/>
        </style:tab-stops>
      </style:paragraph-properties>
      <style:text-properties fo:language="en" fo:country="US" fo:font-weight="normal" style:font-weight-asian="normal" style:font-weight-complex="normal"/>
    </style:style>
    <style:style style:name="P21" style:family="paragraph" style:parent-style-name="Standard" style:list-style-name="WW8Num2">
      <style:paragraph-properties>
        <style:tab-stops>
          <style:tab-stop style:position="0.635cm"/>
        </style:tab-stops>
      </style:paragraph-properties>
      <style:text-properties officeooo:paragraph-rsid="001d82fc"/>
    </style:style>
    <style:style style:name="P22" style:family="paragraph" style:parent-style-name="Standard" style:list-style-name="">
      <style:paragraph-properties fo:margin-left="1.27cm" fo:margin-right="0cm" fo:text-indent="0cm" style:auto-text-indent="false">
        <style:tab-stops>
          <style:tab-stop style:position="0.635cm"/>
        </style:tab-stops>
      </style:paragraph-properties>
    </style:style>
    <style:style style:name="P23" style:family="paragraph" style:parent-style-name="Standard" style:list-style-name="">
      <style:paragraph-properties fo:margin-left="0cm" fo:margin-right="0cm" fo:text-indent="0cm" style:auto-text-indent="false">
        <style:tab-stops>
          <style:tab-stop style:position="0.635cm"/>
        </style:tab-stops>
      </style:paragraph-properties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P24" style:family="paragraph" style:parent-style-name="Standard" style:master-page-name="Standard">
      <style:paragraph-properties fo:text-align="center" style:justify-single-word="false" style:page-number="auto"/>
    </style:style>
    <style:style style:name="P25" style:family="paragraph" style:parent-style-name="Frame_20_contents">
      <style:text-properties fo:font-size="16pt" style:font-size-asian="16pt" style:font-size-complex="16pt"/>
    </style:style>
    <style:style style:name="P26" style:family="paragraph" style:parent-style-name="Frame_20_contents">
      <style:paragraph-properties fo:text-align="end" style:justify-single-word="false"/>
      <style:text-properties fo:font-size="16pt" style:font-size-asian="16pt" style:font-size-complex="16pt"/>
    </style:style>
    <style:style style:name="P27" style:family="paragraph" style:parent-style-name="Frame_20_contents">
      <style:text-properties fo:font-size="16pt" officeooo:rsid="001d82fc" officeooo:paragraph-rsid="001d82fc" style:font-size-asian="16pt" style:font-size-complex="16pt"/>
    </style:style>
    <style:style style:name="P28" style:family="paragraph" style:parent-style-name="Frame_20_contents">
      <style:paragraph-properties style:snap-to-layout-grid="false"/>
      <style:text-properties fo:font-size="18pt" fo:font-weight="bold" style:font-size-asian="18pt" style:font-weight-asian="bold" style:font-size-complex="18pt"/>
    </style:style>
    <style:style style:name="P29" style:family="paragraph" style:parent-style-name="Frame_20_contents">
      <style:text-properties style:use-window-font-color="true"/>
    </style:style>
    <style:style style:name="P30" style:family="paragraph" style:parent-style-name="Frame_20_contents">
      <style:text-properties fo:font-weight="normal" officeooo:rsid="001d82fc" officeooo:paragraph-rsid="001d82fc" style:font-weight-asian="normal" style:font-weight-complex="normal"/>
    </style:style>
    <style:style style:name="P31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fo:font-weight="bold" style:font-size-asian="14pt" style:font-weight-asian="bold" style:font-size-complex="14pt"/>
    </style:style>
    <style:style style:name="T3" style:family="text">
      <style:text-properties fo:font-size="18pt" fo:font-weight="bold" style:font-size-asian="18pt" style:font-weight-asian="bold" style:font-size-complex="18pt"/>
    </style:style>
    <style:style style:name="T4" style:family="text">
      <style:text-properties fo:font-size="18pt" fo:language="en" fo:country="US" style:font-size-asian="18pt" style:font-size-complex="18pt"/>
    </style:style>
    <style:style style:name="T5" style:family="text">
      <style:text-properties fo:font-size="18pt" fo:language="en" fo:country="US" fo:font-weight="bold" style:font-size-asian="18pt" style:font-weight-asian="bold" style:font-size-complex="18pt"/>
    </style:style>
    <style:style style:name="T6" style:family="text">
      <style:text-properties fo:font-size="18pt" fo:language="ru" fo:country="RU" fo:font-weight="bold" style:font-size-asian="18pt" style:font-weight-asian="bold" style:font-size-complex="18pt"/>
    </style:style>
    <style:style style:name="T7" style:family="text">
      <style:text-properties fo:font-weight="bold" style:font-weight-asian="bold"/>
    </style:style>
    <style:style style:name="T8" style:family="text">
      <style:text-properties style:text-position="0% 100%" style:font-name="Times New Roman" fo:font-size="10pt" fo:font-weight="bold" style:font-size-asian="10pt" style:font-weight-asian="bold" style:font-name-complex="Times New Roman" style:font-size-complex="10pt" style:font-weight-complex="bold"/>
    </style:style>
    <style:style style:name="T9" style:family="text"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T10" style:family="text">
      <style:text-properties fo:font-size="10pt" fo:language="en" fo:country="US" style:text-underline-style="none" fo:font-weight="bold" style:font-size-asian="10pt" style:font-weight-asian="bold" style:font-weight-complex="bold"/>
    </style:style>
    <style:style style:name="T11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12" style:family="text">
      <style:text-properties style:font-name="Times New Roman" fo:font-size="10pt" style:font-size-asian="10pt" style:font-name-complex="Times New Roman" style:font-size-complex="10pt"/>
    </style:style>
    <style:style style:name="T13" style:family="text">
      <style:text-properties style:font-name="Times New Roman" fo:font-size="10pt" fo:language="ru" fo:country="RU" style:text-underline-style="none" style:font-size-asian="10pt" style:font-name-complex="Times New Roman"/>
    </style:style>
    <style:style style:name="T14" style:family="text">
      <style:text-properties style:font-name="Times New Roman" fo:font-size="10pt" fo:language="ru" fo:country="RU" style:text-underline-style="none" style:font-size-asian="10pt" style:font-name-complex="Times New Roman" style:font-size-complex="10pt"/>
    </style:style>
    <style:style style:name="T15" style:family="text">
      <style:text-properties style:font-name="Times New Roman" fo:font-size="10pt" fo:language="ru" fo:country="RU" style:text-underline-style="none" fo:font-weight="bold" style:font-size-asian="10pt" style:font-weight-asian="bold" style:font-name-complex="Times New Roman" style:font-size-complex="10pt" style:font-weight-complex="bold"/>
    </style:style>
    <style:style style:name="T16" style:family="text">
      <style:text-properties style:font-name="Times New Roman" fo:font-size="10pt" fo:language="ru" fo:country="RU" style:text-underline-style="none" fo:font-weight="normal" style:font-size-asian="10pt" style:font-weight-asian="normal" style:font-name-complex="Times New Roman" style:font-size-complex="10pt" style:font-weight-complex="normal"/>
    </style:style>
    <style:style style:name="T17" style:family="text">
      <style:text-properties style:font-name="Times New Roman" fo:font-size="10pt" fo:language="en" fo:country="US" style:text-underline-style="none" style:font-size-asian="10pt" style:font-name-complex="Times New Roman" style:font-size-complex="10pt"/>
    </style:style>
    <style:style style:name="T18" style:family="text">
      <style:text-properties style:font-name="Times New Roman" fo:font-size="10pt" fo:language="en" fo:country="US" style:text-underline-style="none" fo:font-weight="bold" style:font-size-asian="10pt" style:font-weight-asian="bold" style:font-name-complex="Times New Roman" style:font-weight-complex="bold"/>
    </style:style>
    <style:style style:name="T19" style:family="text">
      <style:text-properties style:font-name="Times New Roman" fo:font-size="10pt" fo:language="en" fo:country="US" style:text-underline-style="none" fo:font-weight="bold" style:font-size-asian="10pt" style:font-weight-asian="bold" style:font-name-complex="Times New Roman" style:font-size-complex="10pt" style:font-weight-complex="bold"/>
    </style:style>
    <style:style style:name="T20" style:family="text">
      <style:text-properties style:font-name="Times New Roman" fo:font-size="10pt" fo:language="en" fo:country="US" style:text-underline-style="none" fo:font-weight="normal" style:font-size-asian="10pt" style:font-weight-asian="normal" style:font-name-complex="Times New Roman" style:font-weight-complex="normal"/>
    </style:style>
    <style:style style:name="T21" style:family="text">
      <style:text-properties style:font-name="Times New Roman" fo:font-size="10pt" fo:language="en" fo:country="US" style:text-underline-style="none" fo:font-weight="normal" style:font-size-asian="10pt" style:font-weight-asian="normal" style:font-name-complex="Times New Roman" style:font-size-complex="10pt" style:font-weight-complex="normal"/>
    </style:style>
    <style:style style:name="T22" style:family="text">
      <style:text-properties style:font-name="Times New Roman" fo:font-size="10pt" fo:language="en" fo:country="US" style:text-underline-style="none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23" style:family="text">
      <style:text-properties style:text-underline-style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padding="0.012cm" fo:border="none"/>
    </style:style>
    <style:style style:name="gr1" style:family="graphic">
      <style:graphic-properties draw:stroke="none" draw:fill="none" draw:fill-color="#ffffff" draw:textarea-horizontal-align="left" draw:textarea-vertical-align="middle" draw:auto-grow-height="false" fo:min-height="4.297cm" fo:min-width="7.611cm" fo:padding-top="0.229cm" fo:padding-bottom="0.229cm" fo:padding-left="0.441cm" fo:padding-right="0.441cm" fo:wrap-option="no-wrap" draw:shadow-color="#808080" fo:margin-left="0.319cm" fo:margin-right="0.319cm" style:run-through="foreground" style:wrap="parallel" style:number-wrapped-paragraphs="no-limit" style:wrap-contour="false" style:vertical-pos="from-top" style:vertical-rel="page" style:horizontal-pos="from-left" style:horizontal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"><text:s/>Московский Авиационный Институт</text:span></text:p>
      <text:p text:style-name="P2">(Национальный Исследовательский Университет)</text:p>
      <text:p text:style-name="P2"/>
      <text:p text:style-name="P2">Факультет информационных технологий и прикладной математики</text:p>
      <text:p text:style-name="P2">Кафедра вычислительной математики и программирования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T3">Отчёт по Лабораторной работе №</text:span><text:span text:style-name="T5">4</text:span></text:p>
      <text:p text:style-name="P1"><text:span text:style-name="T3">“</text:span><text:span text:style-name="T6">Наследование, Полиморфизм</text:span><text:span text:style-name="T3">“</text:span></text:p>
      <text:p text:style-name="P6">по курсу “Объектно-Объективное Программирование“</text:p>
      <text:p text:style-name="P1"><text:span text:style-name="T6">II</text:span><text:span text:style-name="T5">I</text:span><text:span text:style-name="T3"> Семестр</text:span></text:p>
      <text:p text:style-name="P6"/>
      <text:p text:style-name="P6"><draw:custom-shape text:anchor-type="char" draw:z-index="0" draw:name="Врезка1" draw:style-name="gr1" draw:text-style-name="P31" svg:width="8.494cm" svg:height="4.756cm" svg:x="11.691cm" svg:y="20.586cm"><text:p/><draw:enhanced-geometry svg:viewBox="0 0 0 0" draw:text-areas="0 0 ?f3 ?f2" draw:type="rectangle" draw:enhanced-path="M 0 0 L ?f3 0 ?f3 ?f2 0 ?f2 Z N"><draw:equation draw:name="f0" draw:formula="2408"/><draw:equation draw:name="f1" draw:formula="1*2697/2"/><draw:equation draw:name="f2" draw:formula="2697"/><draw:equation draw:name="f3" draw:formula="4816"/></draw:enhanced-geometry></draw:custom-shape></text:p>
      <text:p text:style-name="P6"/>
      <text:p text:style-name="P6"/>
      <text:p text:style-name="P6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Врезка1" text:anchor-type="char" svg:x="8.779cm" svg:y="0.397cm" svg:width="8.483cm" svg:height="4.747cm" draw:z-index="1"><draw:text-box><table:table table:name="Таблица1" table:style-name="Таблица1"><table:table-column table:style-name="Таблица1.A"/><table:table-column table:style-name="Таблица1.B"/><table:table-row table:style-name="Таблица1.1"><table:table-cell table:style-name="Таблица1.A1" office:value-type="string"><text:p text:style-name="P26">Студент:</text:p></table:table-cell><table:table-cell table:style-name="Таблица1.B1" office:value-type="string"><text:p text:style-name="P27">Обыденкова Ю.Ю.</text:p></table:table-cell></table:table-row><table:table-row table:style-name="Таблица1.2"><table:table-cell table:style-name="Таблица1.A1" office:value-type="string"><text:p text:style-name="P26">Группа:</text:p></table:table-cell><table:table-cell table:style-name="Таблица1.B1" office:value-type="string"><text:p text:style-name="P25">М8О-208Б-18</text:p></table:table-cell></table:table-row><table:table-row table:style-name="Таблица1.2"><table:table-cell table:style-name="Таблица1.A1" office:value-type="string"><text:p text:style-name="P26">Преподава-тель:</text:p></table:table-cell><table:table-cell table:style-name="Таблица1.B1" office:value-type="string"><text:p text:style-name="P25">Журавлёв А.А.</text:p></table:table-cell></table:table-row><table:table-row table:style-name="Таблица1.2"><table:table-cell table:style-name="Таблица1.A1" office:value-type="string"><text:p text:style-name="P26">Оценка:</text:p></table:table-cell><table:table-cell table:style-name="Таблица1.B1" office:value-type="string"><text:p text:style-name="P28"/></table:table-cell></table:table-row><table:table-row table:style-name="Таблица1.5"><table:table-cell table:style-name="Таблица1.A1" office:value-type="string"><text:p text:style-name="P26">Дата:</text:p></table:table-cell><table:table-cell table:style-name="Таблица1.B1" office:value-type="string"><text:p text:style-name="P30"><text:span text:style-name="T4">23.12.19</text:span></text:p></table:table-cell></table:table-row></table:table><text:p text:style-name="P29"/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list xml:id="list3854430286" text:style-name="WW8Num2">
        <text:list-item>
          <text:p text:style-name="P8"><text:soft-page-break/><text:span text:style-name="T8">Тема</text:span><text:span text:style-name="T12">: <text:s/></text:span><text:span text:style-name="T14">Основы метапрограммирования <text:s/>в </text:span><text:span text:style-name="T17">C++</text:span><text:span text:style-name="T13">.</text:span></text:p>
        </text:list-item>
        <text:list-item>
          <text:p text:style-name="P12">Код программы:</text:p>
        </text:list-item>
      </text:list>
      <text:p text:style-name="P7"><text:span text:style-name="T18">vertex.h<text:line-break/></text:span></text:p>
      <text:p text:style-name="P15">#ifndef D_VERTEX_H_</text:p>
      <text:p text:style-name="P15">#define D_VERTEX_H_ 1</text:p>
      <text:p text:style-name="P16"/>
      <text:p text:style-name="P15">#include &lt;iostream&gt;</text:p>
      <text:p text:style-name="P16"/>
      <text:p text:style-name="P15">template&lt;class T&gt;</text:p>
      <text:p text:style-name="P15">struct vertex {</text:p>
      <text:p text:style-name="P7"><text:span text:style-name="T22"><text:s text:c="4"/></text:span><text:span text:style-name="T21">T x;</text:span></text:p>
      <text:p text:style-name="P7"><text:span text:style-name="T22"><text:s text:c="4"/></text:span><text:span text:style-name="T21">T y;</text:span></text:p>
      <text:p text:style-name="P16"/>
      <text:p text:style-name="P15">};</text:p>
      <text:p text:style-name="P16"/>
      <text:p text:style-name="P15">template&lt;class T&gt;</text:p>
      <text:p text:style-name="P15">std::istream&amp; operator&gt;&gt; (std::istream&amp; is, vertex&lt;T&gt;&amp; p) {</text:p>
      <text:p text:style-name="P7"><text:span text:style-name="T22"><text:s text:c="4"/></text:span><text:span text:style-name="T21">is &gt;&gt; p.x &gt;&gt; p.y;</text:span></text:p>
      <text:p text:style-name="P7"><text:span text:style-name="T22"><text:s text:c="4"/></text:span><text:span text:style-name="T21">return is;</text:span></text:p>
      <text:p text:style-name="P15">}</text:p>
      <text:p text:style-name="P16"/>
      <text:p text:style-name="P15">template&lt;class T&gt;</text:p>
      <text:p text:style-name="P15">std::ostream&amp; operator&lt;&lt; (std::ostream&amp; os, const vertex&lt;T&gt;&amp; p) {</text:p>
      <text:p text:style-name="P7"><text:span text:style-name="T22"><text:s text:c="4"/></text:span><text:span text:style-name="T21">os &lt;&lt; p.x &lt;&lt; ' ' &lt;&lt; p.y;</text:span></text:p>
      <text:p text:style-name="P7"><text:span text:style-name="T22"><text:s text:c="4"/></text:span><text:span text:style-name="T21">return os;</text:span></text:p>
      <text:p text:style-name="P15">}</text:p>
      <text:p text:style-name="P16"/>
      <text:p text:style-name="P15">#endif // D_VERTEX_H_</text:p>
      <text:p text:style-name="P16"/>
      <text:p text:style-name="P7"><text:span text:style-name="T18">templates.h<text:line-break/></text:span></text:p>
      <text:p text:style-name="P15">#ifndef D_TEMPLATES_H_<text:line-break/>#define D_TEMPLATES_H_ 1<text:line-break/><text:line-break/>#include &lt;tuple&gt;<text:line-break/>#include &lt;type_traits&gt;<text:line-break/><text:line-break/>#include "vertex.h"<text:line-break/><text:line-break/>//basic<text:line-break/>template&lt;class T&gt;<text:line-break/>struct is_vertex : std::false_type {};<text:line-break/><text:line-break/>template&lt;class T&gt;<text:line-break/>struct is_vertex&lt;vertex&lt;T&gt;&gt; : std::true_type {};<text:line-break/><text:line-break/>template&lt;class T&gt;<text:line-break/>struct is_figurelike_tuple : std::false_type {};<text:line-break/><text:line-break/>template&lt;class Head, class... Tail&gt;<text:line-break/>struct is_figurelike_tuple&lt;std::tuple&lt;Head, Tail...&gt;&gt; :<text:line-break/> <text:s text:c="3"/>std::conjunction&lt;is_vertex&lt;Head&gt;,<text:line-break/> <text:s text:c="5"/>std::is_same&lt;Head, Tail&gt;...&gt; {};<text:line-break/><text:line-break/>template&lt;class Type, size_t SIZE&gt;<text:line-break/>struct is_figurelike_tuple&lt;std::array&lt;Type, SIZE&gt;&gt; :<text:line-break/> <text:s text:c="3"/>is_vertex&lt;Type&gt; {};<text:line-break/><text:line-break/>template&lt;class T&gt;<text:line-break/>inline constexpr bool is_figurelike_tuple_v =<text:line-break/> <text:s text:c="3"/>is_figurelike_tuple&lt;T&gt;::value;<text:line-break/><text:line-break/>//center<text:line-break/><text:soft-page-break/>template&lt;class T, class = void&gt;<text:line-break/>struct has_center_method : std::false_type {};<text:line-break/><text:line-break/>template&lt;class T&gt;<text:line-break/>struct has_center_method&lt;T,<text:line-break/> <text:s text:c="7"/>std::void_t&lt;decltype(std::declval&lt;const T&gt;().center())&gt;&gt; :<text:line-break/> <text:s text:c="7"/>std::true_type {};<text:line-break/><text:line-break/>template&lt;class T&gt;<text:line-break/>inline constexpr bool has_center_method_v =<text:line-break/> <text:s text:c="7"/>has_center_method&lt;T&gt;::value;<text:line-break/><text:line-break/>template&lt;class T&gt;<text:line-break/>std::enable_if_t&lt;has_center_method_v&lt;T&gt;, vertex&lt;double&gt;&gt;<text:line-break/>center(const T&amp; figure) {<text:line-break/> <text:s text:c="3"/>return figure.center();<text:line-break/>}<text:line-break/><text:line-break/>template&lt;class T&gt;<text:line-break/>inline constexpr const int tuple_size_v = std::tuple_size&lt;T&gt;::value;<text:line-break/><text:line-break/>template&lt;size_t ID, class T&gt;<text:line-break/>vertex&lt;double&gt; sngl_center(const T&amp; t) {<text:line-break/> <text:s text:c="3"/>vertex&lt;double&gt; v;<text:line-break/> <text:s text:c="3"/>v.x = std::get&lt;ID&gt;(t).x;<text:line-break/> <text:s text:c="3"/>v.y = std::get&lt;ID&gt;(t).y;<text:line-break/> <text:s text:c="3"/>v.x = v.x / std::tuple_size_v&lt;T&gt;;<text:line-break/> <text:s text:c="3"/>v.y = v.y / std::tuple_size_v&lt;T&gt;;<text:line-break/> <text:s text:c="3"/>return v;<text:line-break/>}<text:line-break/><text:line-break/>template&lt;size_t ID, class T&gt;<text:line-break/>vertex&lt;double&gt; rcrsv_center(const T&amp; t) {<text:line-break/> <text:s text:c="3"/>if constexpr (ID &lt; std::tuple_size_v&lt;T&gt;){<text:line-break/> <text:s text:c="7"/>return <text:s/>{sngl_center&lt;ID&gt;(t).x + rcrsv_center&lt;ID+1&gt;(t).x, sngl_center&lt;ID&gt;(t).y + rcrsv_center&lt;ID+1&gt;(t).y};<text:line-break/> <text:s text:c="3"/>} else {<text:line-break/> <text:s text:c="7"/>vertex&lt;double&gt; v;<text:line-break/> <text:s text:c="7"/>v.x = 0;<text:line-break/> <text:s text:c="7"/>v.y = 0;<text:line-break/> <text:s text:c="7"/>return v;<text:line-break/> <text:s text:c="3"/>}<text:line-break/>}<text:line-break/><text:line-break/>template&lt;class T&gt;<text:line-break/>std::enable_if_t&lt;is_figurelike_tuple_v&lt;T&gt;, vertex&lt;double&gt;&gt;<text:line-break/>center(const T&amp; tuple) {<text:line-break/> <text:s text:c="3"/>return rcrsv_center&lt;0&gt;(tuple);<text:line-break/>}<text:line-break/><text:line-break/>//area<text:line-break/>template&lt;class T, class = void&gt;<text:line-break/>struct has_area_method : std::false_type {};<text:line-break/><text:line-break/>template&lt;class T&gt;<text:line-break/>struct has_area_method&lt;T,<text:line-break/> <text:s text:c="7"/>std::void_t&lt;decltype(std::declval&lt;const T&gt;().area())&gt;&gt; :<text:line-break/> <text:s text:c="7"/>std::true_type {};<text:line-break/><text:line-break/>template&lt;class T&gt;<text:line-break/>inline constexpr bool has_area_method_v =<text:line-break/> <text:s text:c="7"/>has_area_method&lt;T&gt;::value;<text:line-break/><text:line-break/>template&lt;class T&gt;<text:line-break/>std::enable_if_t&lt;has_area_method_v&lt;T&gt;, double&gt;<text:line-break/><text:soft-page-break/>area(const T&amp; figure) {<text:line-break/> <text:s text:c="3"/>return figure.area();<text:line-break/>}<text:line-break/><text:line-break/>template&lt;size_t ID, class T&gt;<text:line-break/>double sngl_area(const T&amp; t) {<text:line-break/> <text:s text:c="3"/>const auto&amp; a = std::get&lt;0&gt;(t);<text:line-break/> <text:s text:c="3"/>const auto&amp; b = std::get&lt;ID - 1&gt;(t);<text:line-break/> <text:s text:c="3"/>const auto&amp; c = std::get&lt;ID&gt;(t);<text:line-break/> <text:s text:c="3"/>const double dx1 = b.x - a.x;<text:line-break/> <text:s text:c="3"/>const double dy1 = b.y - a.y;<text:line-break/> <text:s text:c="3"/>const double dx2 = c.x - a.x;<text:line-break/> <text:s text:c="3"/>const double dy2 = c.y - a.y;<text:line-break/> <text:s text:c="3"/>return std::abs(dx1 * dy2 - dy1 * dx2) * 0.5;<text:line-break/>}<text:line-break/><text:line-break/>template&lt;size_t ID, class T&gt;<text:line-break/>double rcrsv_area(const T&amp; t) {<text:line-break/> <text:s text:c="3"/>if constexpr (ID &lt; std::tuple_size_v&lt;T&gt;){<text:line-break/> <text:s text:c="7"/>return sngl_area&lt;ID&gt;(t) + rcrsv_area&lt;ID + 1&gt;(t);<text:line-break/> <text:s text:c="3"/>}<text:line-break/> <text:s text:c="3"/>return 0;<text:line-break/>}<text:line-break/><text:line-break/>template&lt;class T&gt;<text:line-break/>std::enable_if_t&lt;is_figurelike_tuple_v&lt;T&gt;, double&gt;<text:line-break/>area(const T&amp; tuple) {<text:line-break/> <text:s text:c="3"/>return rcrsv_area&lt;2&gt;(tuple);<text:line-break/>}<text:line-break/><text:line-break/>//print<text:line-break/>template&lt;class T, class = void&gt;<text:line-break/>struct has_print_method : std::false_type {};<text:line-break/><text:line-break/>template&lt;class T&gt;<text:line-break/>struct has_print_method&lt;T,<text:line-break/> <text:s text:c="3"/>std::void_t&lt;decltype(std::declval&lt;const T&gt;().print(std::cout))&gt;&gt; :<text:line-break/> <text:s text:c="7"/>std::true_type {};<text:line-break/> <text:s text:c="3"/><text:line-break/>template&lt;class T&gt;<text:line-break/>inline constexpr bool has_print_method_v =<text:line-break/> <text:s/>has_print_method&lt;T&gt;::value;<text:line-break/><text:line-break/>template&lt;class T&gt;<text:line-break/>std::enable_if_t&lt;has_print_method_v&lt;T&gt;, void&gt;<text:line-break/> <text:s text:c="3"/>print (const T&amp; figure,std::ostream&amp; os) {<text:line-break/> <text:s text:c="7"/>return figure.print(os);<text:line-break/>}<text:line-break/><text:line-break/>template&lt;size_t ID, class T&gt;<text:line-break/>void sngl_print(const T&amp; t) {<text:line-break/> <text:s text:c="3"/>std::cout &lt;&lt; "[" &lt;&lt; std::get&lt;ID&gt;(t) &lt;&lt; "]";<text:line-break/> <text:s text:c="3"/>if (ID &lt; 3){<text:line-break/> <text:s text:c="7"/>std::cout &lt;&lt; " ";<text:line-break/> <text:s text:c="3"/>}<text:line-break/> <text:s text:c="3"/>return ;<text:line-break/>}<text:line-break/><text:line-break/>template&lt;size_t ID, class T&gt;<text:line-break/>void rcrsv_print(const T&amp; t) {<text:line-break/> <text:s text:c="3"/>if constexpr (ID &lt; std::tuple_size_v&lt;T&gt;){<text:line-break/> <text:s text:c="7"/>sngl_print&lt;ID&gt;(t);<text:line-break/> <text:s text:c="7"/>rcrsv_print&lt;ID+1&gt;(t);<text:line-break/> <text:s text:c="7"/>return ;<text:line-break/><text:soft-page-break/> <text:s text:c="3"/>}<text:line-break/> <text:s text:c="3"/>return;<text:line-break/>}<text:line-break/><text:line-break/>template&lt;class T&gt;<text:line-break/>std::enable_if_t&lt;is_figurelike_tuple_v&lt;T&gt;, void&gt;<text:line-break/> <text:s text:c="3"/>print(const T&amp; tuple) {<text:line-break/> <text:s text:c="3"/>return rcrsv_print&lt;0&gt;(tuple);<text:line-break/>}<text:line-break/><text:line-break/>#endif // D_TEMPLATES_H_<text:line-break/></text:p>
      <text:p text:style-name="P18">square.h<text:line-break/></text:p>
      <text:p text:style-name="P15">#ifndef D_SQUARE_H_</text:p>
      <text:p text:style-name="P15">#define D_SQUARE_H_ 1</text:p>
      <text:p text:style-name="P16"/>
      <text:p text:style-name="P15">#include &lt;algorithm&gt;</text:p>
      <text:p text:style-name="P15">#include &lt;iostream&gt;</text:p>
      <text:p text:style-name="P15">#include &lt;cmath&gt;</text:p>
      <text:p text:style-name="P15">#include &lt;cassert&gt;</text:p>
      <text:p text:style-name="P16"/>
      <text:p text:style-name="P15">#include "vertex.h"</text:p>
      <text:p text:style-name="P16"/>
      <text:p text:style-name="P15">template&lt;class T&gt;</text:p>
      <text:p text:style-name="P15">struct square {</text:p>
      <text:p text:style-name="P7"><text:span text:style-name="T22"><text:s text:c="4"/></text:span><text:span text:style-name="T21">vertex&lt;T&gt; vertices[4];</text:span></text:p>
      <text:p text:style-name="P16"/>
      <text:p text:style-name="P7"><text:span text:style-name="T22"><text:s text:c="4"/></text:span><text:span text:style-name="T21">square(std::istream&amp; is);</text:span></text:p>
      <text:p text:style-name="P16"/>
      <text:p text:style-name="P7"><text:span text:style-name="T22"><text:s text:c="4"/></text:span><text:span text:style-name="T21">vertex&lt;double&gt; center() const;</text:span></text:p>
      <text:p text:style-name="P7"><text:span text:style-name="T22"><text:s text:c="4"/></text:span><text:span text:style-name="T21">double area() const;</text:span></text:p>
      <text:p text:style-name="P7"><text:span text:style-name="T22"><text:s text:c="4"/></text:span><text:span text:style-name="T21">void print(std::ostream&amp; os) const;</text:span></text:p>
      <text:p text:style-name="P16"/>
      <text:p text:style-name="P15">};</text:p>
      <text:p text:style-name="P16"/>
      <text:p text:style-name="P15">template&lt;class T&gt;</text:p>
      <text:p text:style-name="P15">square&lt;T&gt;::square(std::istream&amp; is) {</text:p>
      <text:p text:style-name="P7"><text:span text:style-name="T22"><text:s text:c="4"/></text:span><text:span text:style-name="T21">for(int i = 0; i &lt; 4; ++i){</text:span></text:p>
      <text:p text:style-name="P7"><text:span text:style-name="T22"><text:s text:c="8"/></text:span><text:span text:style-name="T21">is &gt;&gt; vertices[i];</text:span></text:p>
      <text:p text:style-name="P7"><text:span text:style-name="T22"><text:s text:c="4"/></text:span><text:span text:style-name="T21">}</text:span></text:p>
      <text:p text:style-name="P7"><text:span text:style-name="T22"><text:s text:c="4"/></text:span><text:span text:style-name="T21">assert(((vertices[1].x - vertices[0].x)*(vertices[3].x - vertices[0].x))+((vertices[1].y - vertices[0].y)*(vertices[3].y - vertices[0].y)) == 0);</text:span></text:p>
      <text:p text:style-name="P7"><text:span text:style-name="T22"><text:s text:c="4"/></text:span><text:span text:style-name="T21">assert(((vertices[2].x - vertices[1].x)*(vertices[2].x - vertices[3].x))+((vertices[2].y - vertices[1].y)*(vertices[2].y - vertices[3].y)) == 0);</text:span></text:p>
      <text:p text:style-name="P7"><text:span text:style-name="T22"><text:s text:c="4"/></text:span><text:span text:style-name="T21">assert(((vertices[3].x - vertices[2].x)*(vertices[1].x - vertices[2].x))+((vertices[3].y - vertices[2].y)*(vertices[1].y - vertices[2].y)) == 0);</text:span></text:p>
      <text:p text:style-name="P7"><text:span text:style-name="T22"><text:s text:c="4"/></text:span><text:span text:style-name="T21">assert((vertices[1].x - vertices[0].x) == (vertices[0].y - vertices[3].y));</text:span></text:p>
      <text:p text:style-name="P7"><text:span text:style-name="T22"><text:s text:c="4"/></text:span><text:span text:style-name="T21">assert((vertices[2].x - vertices[1].x) == (vertices[1].y - vertices[0].y));</text:span></text:p>
      <text:p text:style-name="P7"><text:span text:style-name="T22"><text:s text:c="4"/></text:span><text:span text:style-name="T21">assert((vertices[3].x - vertices[2].x) == (vertices[2].y - vertices[1].y));</text:span></text:p>
      <text:p text:style-name="P15">}</text:p>
      <text:p text:style-name="P16"/>
      <text:p text:style-name="P15">template&lt;class T&gt;</text:p>
      <text:p text:style-name="P15">vertex&lt;double&gt; square&lt;T&gt;::center() const {</text:p>
      <text:p text:style-name="P7"><text:span text:style-name="T22"><text:s text:c="4"/></text:span><text:span text:style-name="T21">return {(vertices[0].x + vertices[1].x + vertices[2].x + vertices[3].x) * 0.25, (vertices[0].y + vertices[1].y + vertices[2].y + vertices[3].y) * 0.25};</text:span></text:p>
      <text:p text:style-name="P15">}</text:p>
      <text:p text:style-name="P16"/>
      <text:p text:style-name="P15">template&lt;class T&gt;</text:p>
      <text:p text:style-name="P15">double square&lt;T&gt;::area() const {</text:p>
      <text:p text:style-name="P7"><text:span text:style-name="T22"><text:s text:c="4"/></text:span><text:span text:style-name="T21">const T d1 = vertices[0].x - vertices[1].x;</text:span></text:p>
      <text:p text:style-name="P7"><text:span text:style-name="T22"><text:s text:c="4"/></text:span><text:span text:style-name="T21">const T d2 = vertices[3].x - vertices[0].x;</text:span></text:p>
      <text:p text:style-name="P7"><text:span text:style-name="T22"><text:s text:c="4"/></text:span><text:span text:style-name="T21">return abs(d1 * d1) + abs(d2 * d2);</text:span></text:p>
      <text:p text:style-name="P15">}</text:p>
      <text:p text:style-name="P16"><text:soft-page-break/></text:p>
      <text:p text:style-name="P15">template&lt;class T&gt;</text:p>
      <text:p text:style-name="P15">void square&lt;T&gt;::print(std::ostream&amp; os) const {</text:p>
      <text:p text:style-name="P7"><text:span text:style-name="T22"><text:s text:c="5"/></text:span><text:span text:style-name="T21">os &lt;&lt; "Square ";</text:span></text:p>
      <text:p text:style-name="P7"><text:span text:style-name="T22"><text:s text:c="4"/></text:span><text:span text:style-name="T21">for(int i = 0; i &lt; 4; ++i){</text:span></text:p>
      <text:p text:style-name="P7"><text:span text:style-name="T22"><text:s text:c="8"/></text:span><text:span text:style-name="T21">os &lt;&lt; "[" &lt;&lt; vertices[i] &lt;&lt; "]";</text:span></text:p>
      <text:p text:style-name="P7"><text:span text:style-name="T22"><text:s text:c="8"/></text:span><text:span text:style-name="T21">if(i + 1 != 4){</text:span></text:p>
      <text:p text:style-name="P7"><text:span text:style-name="T22"><text:s text:c="8"/></text:span><text:span text:style-name="T21">os &lt;&lt; " ";</text:span></text:p>
      <text:p text:style-name="P7"><text:span text:style-name="T22"><text:s text:c="8"/></text:span><text:span text:style-name="T21">}</text:span></text:p>
      <text:p text:style-name="P7"><text:span text:style-name="T22"><text:s text:c="4"/></text:span><text:span text:style-name="T21">}</text:span></text:p>
      <text:p text:style-name="P7"><text:span text:style-name="T22"><text:s text:c="4"/></text:span><text:span text:style-name="T21">os &lt;&lt; '\n';</text:span></text:p>
      <text:p text:style-name="P15">}</text:p>
      <text:p text:style-name="P16"/>
      <text:p text:style-name="P15">#endif // D_SQUARE_H_<text:line-break/></text:p>
      <text:p text:style-name="P18">rectangle.h<text:line-break/></text:p>
      <text:p text:style-name="P15">#ifndef D_RECTANGLE_H</text:p>
      <text:p text:style-name="P15">#define D_RECTANGLE_H</text:p>
      <text:p text:style-name="P16"/>
      <text:p text:style-name="P15">#include &lt;algorithm&gt;</text:p>
      <text:p text:style-name="P15">#include &lt;iostream&gt;</text:p>
      <text:p text:style-name="P15">#include &lt;cmath&gt;</text:p>
      <text:p text:style-name="P15">#include &lt;cassert&gt;</text:p>
      <text:p text:style-name="P16"/>
      <text:p text:style-name="P15">#include "vertex.h"</text:p>
      <text:p text:style-name="P16"/>
      <text:p text:style-name="P15">template&lt;class T&gt;</text:p>
      <text:p text:style-name="P15">struct rectangle {</text:p>
      <text:p text:style-name="P7"><text:span text:style-name="T22"><text:s text:c="4"/></text:span><text:span text:style-name="T21">vertex&lt;T&gt; vertices[4];</text:span></text:p>
      <text:p text:style-name="P16"/>
      <text:p text:style-name="P7"><text:span text:style-name="T22"><text:s text:c="4"/></text:span><text:span text:style-name="T21">rectangle(std::istream&amp; is);</text:span></text:p>
      <text:p text:style-name="P16"/>
      <text:p text:style-name="P7"><text:span text:style-name="T22"><text:s text:c="4"/></text:span><text:span text:style-name="T21">vertex&lt;double&gt; center() const;</text:span></text:p>
      <text:p text:style-name="P7"><text:span text:style-name="T22"><text:s text:c="4"/></text:span><text:span text:style-name="T21">double area() const;</text:span></text:p>
      <text:p text:style-name="P7"><text:span text:style-name="T22"><text:s text:c="4"/></text:span><text:span text:style-name="T21">void print(std::ostream&amp; os) const;</text:span></text:p>
      <text:p text:style-name="P16"/>
      <text:p text:style-name="P15">};</text:p>
      <text:p text:style-name="P16"/>
      <text:p text:style-name="P15">template&lt;class T&gt;</text:p>
      <text:p text:style-name="P15">rectangle&lt;T&gt;::rectangle(std::istream&amp; is) {</text:p>
      <text:p text:style-name="P7"><text:span text:style-name="T22"><text:s text:c="4"/></text:span><text:span text:style-name="T21">for(int i = 0; i &lt; 4; ++i){</text:span></text:p>
      <text:p text:style-name="P7"><text:span text:style-name="T22"><text:s text:c="8"/></text:span><text:span text:style-name="T21">is &gt;&gt; vertices[i];</text:span></text:p>
      <text:p text:style-name="P7"><text:span text:style-name="T22"><text:s text:c="4"/></text:span><text:span text:style-name="T21">}</text:span></text:p>
      <text:p text:style-name="P7"><text:span text:style-name="T22"><text:s text:c="4"/></text:span><text:span text:style-name="T21">assert(((vertices[1].x - vertices[0].x)*(vertices[3].x - vertices[0].x))+((vertices[1].y - vertices[0].y)*(vertices[3].y - vertices[0].y)) == 0);</text:span></text:p>
      <text:p text:style-name="P7"><text:span text:style-name="T22"><text:s text:c="4"/></text:span><text:span text:style-name="T21">assert(((vertices[2].x - vertices[1].x)*(vertices[2].x - vertices[3].x))+((vertices[2].y - vertices[1].y)*(vertices[2].y - vertices[3].y)) == 0);</text:span></text:p>
      <text:p text:style-name="P7"><text:span text:style-name="T22"><text:s text:c="4"/></text:span><text:span text:style-name="T21">assert(((vertices[3].x - vertices[2].x)*(vertices[1].x - vertices[2].x))+((vertices[3].y - vertices[2].y)*(vertices[1].y - vertices[2].y)) == 0);</text:span></text:p>
      <text:p text:style-name="P15">}</text:p>
      <text:p text:style-name="P16"/>
      <text:p text:style-name="P15">template&lt;class T&gt;</text:p>
      <text:p text:style-name="P15">vertex&lt;double&gt; rectangle&lt;T&gt;::center() const {</text:p>
      <text:p text:style-name="P7"><text:span text:style-name="T22"><text:s text:c="4"/></text:span><text:span text:style-name="T21">return {(vertices[0].x + vertices[1].x + vertices[2].x + vertices[3].x) * 0.25, (vertices[0].y + vertices[1].y + vertices[2].y + vertices[3].y) * 0.25};</text:span></text:p>
      <text:p text:style-name="P15">}</text:p>
      <text:p text:style-name="P16"/>
      <text:p text:style-name="P15">template&lt;class T&gt;</text:p>
      <text:p text:style-name="P15">double rectangle&lt;T&gt;::area() const {</text:p>
      <text:p text:style-name="P7"><text:span text:style-name="T22"><text:s text:c="4"/></text:span><text:span text:style-name="T21">const T dx1 = vertices[1].x - vertices[0].x;</text:span></text:p>
      <text:p text:style-name="P7"><text:span text:style-name="T22"><text:s text:c="4"/></text:span><text:span text:style-name="T21">const T dy1 = vertices[0].y - vertices[3].y;</text:span></text:p>
      <text:p text:style-name="P7"><text:span text:style-name="T22"><text:s text:c="4"/></text:span><text:span text:style-name="T21">const T dx2 = vertices[0].x - vertices[3].x;</text:span></text:p>
      <text:p text:style-name="P7"><text:span text:style-name="T22"><text:s text:c="4"/></text:span><text:span text:style-name="T21">const T dy2 = vertices[1].y - vertices[0].y;</text:span></text:p>
      <text:p text:style-name="P7"><text:soft-page-break/><text:span text:style-name="T22"><text:s text:c="4"/></text:span><text:span text:style-name="T21">return abs(dx1 * dy1) + abs(dx2 * dy2);</text:span></text:p>
      <text:p text:style-name="P15">}</text:p>
      <text:p text:style-name="P16"/>
      <text:p text:style-name="P15">template&lt;class T&gt;</text:p>
      <text:p text:style-name="P15">void rectangle&lt;T&gt;::print(std::ostream&amp; os) const {</text:p>
      <text:p text:style-name="P7"><text:span text:style-name="T22"><text:s text:c="5"/></text:span><text:span text:style-name="T21">os &lt;&lt; "Rectangle ";</text:span></text:p>
      <text:p text:style-name="P7"><text:span text:style-name="T22"><text:s text:c="4"/></text:span><text:span text:style-name="T21">for(int i = 0; i &lt; 4; ++i){</text:span></text:p>
      <text:p text:style-name="P7"><text:span text:style-name="T22"><text:s text:c="8"/></text:span><text:span text:style-name="T21">os &lt;&lt; "[" &lt;&lt; vertices[i] &lt;&lt; "]";</text:span></text:p>
      <text:p text:style-name="P7"><text:span text:style-name="T22"><text:s text:c="8"/></text:span><text:span text:style-name="T21">if(i + 1 != 4){</text:span></text:p>
      <text:p text:style-name="P7"><text:span text:style-name="T22"><text:s text:c="8"/></text:span><text:span text:style-name="T21">os &lt;&lt; " ";</text:span></text:p>
      <text:p text:style-name="P7"><text:span text:style-name="T22"><text:s text:c="8"/></text:span><text:span text:style-name="T21">}</text:span></text:p>
      <text:p text:style-name="P7"><text:span text:style-name="T22"><text:s text:c="4"/></text:span><text:span text:style-name="T21">}</text:span></text:p>
      <text:p text:style-name="P7"><text:span text:style-name="T22"><text:s text:c="4"/></text:span><text:span text:style-name="T21">os &lt;&lt; '\n';</text:span></text:p>
      <text:p text:style-name="P15">}</text:p>
      <text:p text:style-name="P16"/>
      <text:p text:style-name="P16"/>
      <text:p text:style-name="P15">#endif // D_RECTANGLE_H_<text:line-break/></text:p>
      <text:p text:style-name="P18">trapeze.h<text:line-break/></text:p>
      <text:p text:style-name="P15">#ifndef D_TRAPEZE_H</text:p>
      <text:p text:style-name="P15">#define D_TRAPEZE_H</text:p>
      <text:p text:style-name="P16"/>
      <text:p text:style-name="P15">#include &lt;algorithm&gt;</text:p>
      <text:p text:style-name="P15">#include &lt;iostream&gt;</text:p>
      <text:p text:style-name="P15">#include &lt;cmath&gt;</text:p>
      <text:p text:style-name="P15">#include &lt;cassert&gt;</text:p>
      <text:p text:style-name="P16"/>
      <text:p text:style-name="P15">#include "vertex.h"</text:p>
      <text:p text:style-name="P16"/>
      <text:p text:style-name="P15">template&lt;class T&gt;</text:p>
      <text:p text:style-name="P15">struct trapeze {</text:p>
      <text:p text:style-name="P7"><text:span text:style-name="T22"><text:s text:c="2"/></text:span><text:span text:style-name="T21">vertex&lt;T&gt; vertices[4];</text:span></text:p>
      <text:p text:style-name="P16"/>
      <text:p text:style-name="P7"><text:span text:style-name="T22"><text:s text:c="2"/></text:span><text:span text:style-name="T21">trapeze(std::istream&amp; is);</text:span></text:p>
      <text:p text:style-name="P16"/>
      <text:p text:style-name="P7"><text:span text:style-name="T22"><text:s text:c="2"/></text:span><text:span text:style-name="T21">vertex&lt;double&gt; center() const;</text:span></text:p>
      <text:p text:style-name="P7"><text:span text:style-name="T22"><text:s text:c="2"/></text:span><text:span text:style-name="T21">double area() const;</text:span></text:p>
      <text:p text:style-name="P7"><text:span text:style-name="T22"><text:s text:c="2"/></text:span><text:span text:style-name="T21">void print(std::ostream&amp; os) const;</text:span></text:p>
      <text:p text:style-name="P16"/>
      <text:p text:style-name="P15">};</text:p>
      <text:p text:style-name="P16"/>
      <text:p text:style-name="P15">template&lt;class T&gt;</text:p>
      <text:p text:style-name="P15">trapeze&lt;T&gt;::trapeze(std::istream&amp; is) {</text:p>
      <text:p text:style-name="P7"><text:span text:style-name="T22"><text:s text:c="2"/></text:span><text:span text:style-name="T21">for(int i = 0; i &lt; 4; ++i){</text:span></text:p>
      <text:p text:style-name="P7"><text:span text:style-name="T22"><text:s text:c="4"/></text:span><text:span text:style-name="T21">is &gt;&gt; vertices[i];</text:span></text:p>
      <text:p text:style-name="P7"><text:span text:style-name="T22"><text:s text:c="2"/></text:span><text:span text:style-name="T21">}</text:span></text:p>
      <text:p text:style-name="P7"><text:span text:style-name="T22"><text:s text:c="2"/></text:span><text:span text:style-name="T21">assert(((vertices[1].x - vertices[0].x)*(vertices[3].y - vertices[2].y)) == ((vertices[3].x - vertices[2].x)*(vertices[1].y - vertices[0].y)));</text:span></text:p>
      <text:p text:style-name="P15">}</text:p>
      <text:p text:style-name="P16"/>
      <text:p text:style-name="P15">template&lt;class T&gt;</text:p>
      <text:p text:style-name="P15">vertex&lt;double&gt; trapeze&lt;T&gt;::center() const {</text:p>
      <text:p text:style-name="P7"><text:span text:style-name="T22"><text:s text:c="2"/></text:span><text:span text:style-name="T21">return {(vertices[0].x + vertices[1].x + vertices[2].x + vertices[3].x) * 0.25, (vertices[0].y + vertices[1].y + vertices[2].y + vertices[3].y) * 0.25};</text:span></text:p>
      <text:p text:style-name="P15">}</text:p>
      <text:p text:style-name="P16"/>
      <text:p text:style-name="P15">template&lt;class T&gt;</text:p>
      <text:p text:style-name="P15">double trapeze&lt;T&gt;::area() const {</text:p>
      <text:p text:style-name="P7"><text:span text:style-name="T22"><text:s text:c="2"/></text:span><text:span text:style-name="T21">const double l11 = vertices[1].x - vertices[0].x;</text:span></text:p>
      <text:p text:style-name="P7"><text:span text:style-name="T22"><text:s text:c="2"/></text:span><text:span text:style-name="T21">const double l12 = vertices[1].y - vertices[0].y;</text:span></text:p>
      <text:p text:style-name="P7"><text:span text:style-name="T22"><text:s text:c="2"/></text:span><text:span text:style-name="T21">const double l21 = vertices[3].x - vertices[2].x;</text:span></text:p>
      <text:p text:style-name="P7"><text:span text:style-name="T22"><text:s text:c="2"/></text:span><text:span text:style-name="T21">const double l22 = vertices[3].y - vertices[2].y;</text:span></text:p>
      <text:p text:style-name="P7"><text:soft-page-break/><text:span text:style-name="T22"><text:s text:c="2"/></text:span><text:span text:style-name="T21">const double lh = ((vertices[3].x - vertices[0].x)*(vertices[3].x - vertices[2].x)+(vertices[3].y - vertices[0].y)*(vertices[3].y - vertices[2].y))/sqrt((vertices[3].x - vertices[2].x)*(vertices[3].x - vertices[2].x)+(vertices[3].y - vertices[2].y)*(vertices[3].y - vertices[2].y));</text:span></text:p>
      <text:p text:style-name="P7"><text:span text:style-name="T22"><text:s text:c="2"/></text:span><text:span text:style-name="T21">const double h = sqrt((vertices[3].x - vertices[0].x)*(vertices[3].x - vertices[0].x)+(vertices[3].y - vertices[0].y)*(vertices[3].y - vertices[0].y)-lh*lh);</text:span></text:p>
      <text:p text:style-name="P7"><text:span text:style-name="T22"><text:s text:c="2"/></text:span><text:span text:style-name="T21">return ((abs(l11) + abs(l12) + abs(l21) + abs(l22)) * abs(h) * 0.5);</text:span></text:p>
      <text:p text:style-name="P15">}</text:p>
      <text:p text:style-name="P16"/>
      <text:p text:style-name="P15">template&lt;class T&gt;</text:p>
      <text:p text:style-name="P15">void trapeze&lt;T&gt;::print(std::ostream&amp; os) const {</text:p>
      <text:p text:style-name="P7"><text:span text:style-name="T22"><text:s text:c="2"/></text:span><text:span text:style-name="T21">os &lt;&lt; "Trapezoid ";</text:span></text:p>
      <text:p text:style-name="P7"><text:span text:style-name="T22"><text:s text:c="2"/></text:span><text:span text:style-name="T21">for(int i = 0; i &lt; 4; ++i){</text:span></text:p>
      <text:p text:style-name="P7"><text:span text:style-name="T22"><text:s text:c="4"/></text:span><text:span text:style-name="T21">os &lt;&lt; "[" &lt;&lt; vertices[i] &lt;&lt; "]";</text:span></text:p>
      <text:p text:style-name="P7"><text:span text:style-name="T22"><text:s text:c="4"/></text:span><text:span text:style-name="T21">if(i + 1 != 4){</text:span></text:p>
      <text:p text:style-name="P7"><text:span text:style-name="T22"><text:s text:c="6"/></text:span><text:span text:style-name="T21">os &lt;&lt; " ";</text:span></text:p>
      <text:p text:style-name="P7"><text:span text:style-name="T22"><text:s text:c="4"/></text:span><text:span text:style-name="T21">}</text:span></text:p>
      <text:p text:style-name="P7"><text:span text:style-name="T22"><text:s text:c="2"/></text:span><text:span text:style-name="T21">}</text:span></text:p>
      <text:p text:style-name="P7"><text:span text:style-name="T22"><text:s text:c="2"/></text:span><text:span text:style-name="T21">os &lt;&lt; '\n';</text:span></text:p>
      <text:p text:style-name="P15">}</text:p>
      <text:p text:style-name="P16"/>
      <text:p text:style-name="P15">#endif // D_TRAPEZE_H_<text:line-break/></text:p>
      <text:p text:style-name="P7"><text:span text:style-name="T18">lab4.cpp<text:line-break/></text:span></text:p>
      <text:p text:style-name="P15">#include &lt;iostream&gt;<text:line-break/>#include &lt;tuple&gt;<text:line-break/><text:line-break/>#include "vertex.h"<text:line-break/>#include "square.h"<text:line-break/>#include "rectangle.h"<text:line-break/>#include "trapeze.h"<text:line-break/><text:line-break/>#include "templates.h"<text:line-break/><text:line-break/>enum Commands{<text:line-break/> <text:s text:c="3"/>cmd_quit,<text:line-break/> <text:s text:c="3"/>cmd_sqr,<text:line-break/> <text:s text:c="3"/>cmd_rect,<text:line-break/> <text:s text:c="3"/>cmd_trpz,<text:line-break/> <text:s text:c="3"/>cmd_tpl<text:line-break/>};<text:line-break/><text:line-break/>template&lt;class T&gt;<text:line-break/>void process() {<text:line-break/> <text:s text:c="3"/>T object(std::cin);<text:line-break/> <text:s text:c="3"/>//void read(std::cin, object);<text:line-break/> <text:s text:c="3"/>print(object, std::cout);<text:line-break/> <text:s text:c="3"/>std::cout &lt;&lt; "Center: [" &lt;&lt; center(object) &lt;&lt; "]" &lt;&lt; std::endl;<text:line-break/> <text:s text:c="3"/>std::cout &lt;&lt; "Area: " &lt;&lt; area(object) &lt;&lt; std::endl;<text:line-break/>}<text:line-break/><text:line-break/><text:line-break/>int main(){<text:line-break/> <text:s text:c="3"/>for (;;){<text:line-break/> <text:s text:c="7"/>int command;<text:line-break/> <text:s text:c="7"/>std::cin &gt;&gt; command;<text:line-break/> <text:s text:c="7"/>switch (command){<text:line-break/> <text:s text:c="11"/>case cmd_quit:<text:line-break/> <text:s text:c="15"/>exit(0);<text:line-break/> <text:s text:c="11"/>case cmd_sqr:<text:line-break/> <text:s text:c="15"/>process&lt;square&lt;int&gt;&gt;();<text:line-break/> <text:s text:c="15"/>break;<text:line-break/> <text:s text:c="11"/>case cmd_rect:<text:line-break/> <text:s text:c="15"/>process&lt;rectangle&lt;int&gt;&gt;();<text:line-break/><text:soft-page-break/> <text:s text:c="15"/>break;<text:line-break/> <text:s text:c="11"/>case cmd_trpz:<text:line-break/> <text:s text:c="15"/>process&lt;trapeze&lt;int&gt;&gt;();<text:line-break/> <text:s text:c="15"/>break;<text:line-break/> <text:s text:c="11"/>case cmd_tpl:<text:line-break/> <text:s text:c="15"/>vertex&lt;int&gt; vrtx[4];<text:line-break/> <text:s text:c="15"/>for(int i = 0; i &lt; 4; ++i){<text:line-break/> <text:s text:c="19"/>std::cin &gt;&gt; vrtx[i];<text:line-break/> <text:s text:c="15"/>}<text:line-break/> <text:s text:c="15"/>std::tuple&lt;vertex&lt;int&gt;, vertex&lt;int&gt;, vertex&lt;int&gt;, vertex&lt;int&gt;&gt;<text:line-break/> <text:s text:c="23"/>f_tuple{{vrtx[0].x, vrtx[0].y}, {vrtx[1].x, vrtx[1].y}, {vrtx[2].x, vrtx[2].y}, {vrtx[3].x, vrtx[3].y}};<text:line-break/> <text:s text:c="15"/>if ((((vrtx[1].x - vrtx[0].x)*(vrtx[3].x - vrtx[0].x))+((vrtx[1].y - vrtx[0].y)*(vrtx[3].y - vrtx[0].y)) == 0) &amp;&amp; (((vrtx[2].x - vrtx[1].x)*(vrtx[2].x - vrtx[3].x))+((vrtx[2].y - vrtx[1].y)*(vrtx[2].y - vrtx[3].y)) == 0) &amp;&amp; (((vrtx[3].x - vrtx[2].x)*(vrtx[1].x - vrtx[2].x))+((vrtx[3].y - vrtx[2].y)*(vrtx[1].y - vrtx[2].y)) == 0)) {<text:line-break/> <text:s text:c="19"/>if (((vrtx[1].x - vrtx[0].x) == (vrtx[0].y - vrtx[3].y)) &amp;&amp; ((vrtx[2].x - vrtx[1].x) == (vrtx[1].y - vrtx[0].y)) &amp;&amp; ((vrtx[3].x - vrtx[2].x) == (vrtx[2].y - vrtx[1].y))){<text:line-break/> <text:s text:c="23"/>std::cout &lt;&lt; "Tuple (As Square) ";<text:line-break/> <text:s text:c="19"/>} else {<text:line-break/> <text:s text:c="23"/>std::cout &lt;&lt; "Tuple (As Rectangle) ";<text:line-break/> <text:s text:c="19"/>}<text:line-break/> <text:s text:c="15"/>} else if (((vrtx[1].x - vrtx[0].x)*(vrtx[3].y - vrtx[2].y)) == ((vrtx[3].x - vrtx[2].x)*(vrtx[1].y - vrtx[0].y))) {<text:line-break/> <text:s text:c="19"/>std::cout &lt;&lt; "Tuple (As Trapezoid) ";<text:line-break/> <text:s text:c="15"/>} else {<text:line-break/> <text:s text:c="19"/>std::cout &lt;&lt; "Tuple ";<text:line-break/> <text:s text:c="15"/>} <text:line-break/> <text:s text:c="15"/>print(f_tuple);<text:line-break/> <text:s text:c="15"/>std::cout &lt;&lt; std::endl;<text:line-break/> <text:s text:c="15"/>std::cout &lt;&lt; "Center: [" &lt;&lt; center(f_tuple) &lt;&lt; "]" &lt;&lt; std::endl;<text:line-break/> <text:s text:c="15"/>std::cout &lt;&lt; "Area: " &lt;&lt; area(f_tuple) &lt;&lt; std::endl;<text:line-break/> <text:s text:c="7"/>}<text:line-break/> <text:s text:c="3"/>}<text:line-break/>}<text:line-break/></text:p>
      <text:p text:style-name="P7"><text:span text:style-name="T18">CMakeLists.txt<text:line-break/></text:span></text:p>
      <text:p text:style-name="P15">project(lab4)</text:p>
      <text:p text:style-name="P15"/>
      <text:p text:style-name="P15">set(CMAKE_CXX_STANDARD 17)</text:p>
      <text:p text:style-name="P15"/>
      <text:p text:style-name="P15">add_executable(lab4</text:p>
      <text:p text:style-name="P7"><text:span text:style-name="T22"><text:s text:c="2"/></text:span><text:span text:style-name="T21">./lab4.cpp)</text:span></text:p>
      <text:p text:style-name="P15"/>
      <text:p text:style-name="P15">set(CMAKE_CXX_FLAGS</text:p>
      <text:p text:style-name="P7"><text:span text:style-name="T22"><text:s text:c="2"/></text:span><text:span text:style-name="T21">"${CMAKE_CXX_FLAGS} -Wall -Wextra")</text:span></text:p>
      <text:p text:style-name="P7"><text:span text:style-name="T22"><text:s text:c="2"/></text:span><text:span text:style-name="T21">"${CMAKE_CXX_FLAGS} -Wall -Wextra")</text:span></text:p>
      <text:p text:style-name="P15"/>
      <text:p text:style-name="P15"/>
      <text:p text:style-name="P15"/>
      <text:list xml:id="list154526092253157" text:continue-numbering="true" text:style-name="WW8Num2">
        <text:list-item>
          <text:p text:style-name="P14">Ссылка на репозиторий:</text:p>
        </text:list-item>
      </text:list>
      <text:p text:style-name="P22"><text:a xlink:type="simple" xlink:href="https://github.com/GitGood2000/oop_exercise_04" text:style-name="Internet_20_link" text:visited-style-name="Visited_20_Internet_20_Link"><text:span text:style-name="Internet_20_link"><text:span text:style-name="T21">https://github.com/GitGood2000/oop_exercise_04</text:span></text:span></text:a><text:span text:style-name="T10"><text:line-break/></text:span></text:p>
      <text:list xml:id="list154527277566043" text:continue-numbering="true" text:style-name="WW8Num2">
        <text:list-item>
          <text:p text:style-name="P8"><text:span text:style-name="T15">Набор </text:span><text:span text:style-name="T19">testcases:</text:span></text:p>
        </text:list-item>
      </text:list>
      <text:p text:style-name="P20"/>
      <text:p text:style-name="P19">test_00.test</text:p>
      <text:p text:style-name="P11">1</text:p>
      <text:p text:style-name="P11">0 2 2 2 2 0 0 0</text:p>
      <text:p text:style-name="P11">2</text:p>
      <text:p text:style-name="P11">1 7 4 7 4 2 1 2</text:p>
      <text:p text:style-name="P11">3</text:p>
      <text:p text:style-name="P11">2 4 6 4 7 1 1 1</text:p>
      <text:p text:style-name="P11">0</text:p>
      <text:p text:style-name="P11"/>
      <text:p text:style-name="P19">test_00.result</text:p>
      <text:p text:style-name="P11"><text:soft-page-break/>Square [0 2] [2 2] [2 0] [0 0]</text:p>
      <text:p text:style-name="P11">Center: [1 1]</text:p>
      <text:p text:style-name="P11">Area: 4</text:p>
      <text:p text:style-name="P11">Rectangle [1 7] [4 7] [4 2] [1 2]</text:p>
      <text:p text:style-name="P11">Center: [2.5 4.5]</text:p>
      <text:p text:style-name="P11">Area: 15</text:p>
      <text:p text:style-name="P7"><text:span text:style-name="T11">Trapezoid [2 4] [6 4] [7 1] [1 1]</text:span></text:p>
      <text:p text:style-name="P11">Center: [4 2.5]</text:p>
      <text:p text:style-name="P11">Area: 15<text:line-break/></text:p>
      <text:p text:style-name="P19">test_01.test</text:p>
      <text:p text:style-name="P15">1</text:p>
      <text:p text:style-name="P15">0 2 2 3 3 1 1 0</text:p>
      <text:p text:style-name="P15">1</text:p>
      <text:p text:style-name="P15">1 3 4 6 7 3 4 0</text:p>
      <text:p text:style-name="P15">2</text:p>
      <text:p text:style-name="P15">0 2 4 4 5 2 1 0</text:p>
      <text:p text:style-name="P15">2</text:p>
      <text:p text:style-name="P15">1 3 7 5 8 2 2 0</text:p>
      <text:p text:style-name="P15">3</text:p>
      <text:p text:style-name="P15">0 3 3 5 6 5 0 1</text:p>
      <text:p text:style-name="P15">3</text:p>
      <text:p text:style-name="P15">1 5 7 3 5 1 2 2<text:line-break/>0<text:line-break/></text:p>
      <text:p text:style-name="P19">test_01.result</text:p>
      <text:p text:style-name="P15">Square [0 2] [2 3] [3 1] [1 0]</text:p>
      <text:p text:style-name="P15">Center: [1.5 1.5]</text:p>
      <text:p text:style-name="P15">Area: 5</text:p>
      <text:p text:style-name="P15">Square [1 3] [4 6] [7 3] [4 0]</text:p>
      <text:p text:style-name="P15">Center: [4 3]</text:p>
      <text:p text:style-name="P15">Area: 18</text:p>
      <text:p text:style-name="P15">Rectangle [0 2] [4 4] [5 2] [1 0]</text:p>
      <text:p text:style-name="P15">Center: [2.5 2]</text:p>
      <text:p text:style-name="P15">Area: 10</text:p>
      <text:p text:style-name="P15">Rectangle [1 3] [7 5] [8 2] [2 0]</text:p>
      <text:p text:style-name="P15">Center: [4.5 2.5]</text:p>
      <text:p text:style-name="P15">Area: 20</text:p>
      <text:p text:style-name="P7"><text:span text:style-name="T21">Trapezoid [0 3] [3 5] [6 5] [0 1]</text:span></text:p>
      <text:p text:style-name="P15">Center: [2.25 3.5]</text:p>
      <text:p text:style-name="P15">Area: 7.5</text:p>
      <text:p text:style-name="P7"><text:span text:style-name="T21">Trapezoid [1 5] [7 3] [5 1] [2 2]</text:span></text:p>
      <text:p text:style-name="P15">Center: [3.75 2.75]</text:p>
      <text:p text:style-name="P15">Area: 12</text:p>
      <text:p text:style-name="P22"/>
      <text:p text:style-name="P19">test_02.test</text:p>
      <text:p text:style-name="P11">1<text:line-break/>-1 1 0 2 1 1 0 0<text:line-break/>2<text:line-break/>-1 1 1 3 2 2 0 0<text:line-break/>3<text:line-break/>-1 1 0 2 2 2 0 0<text:line-break/>4<text:line-break/>-1 1 0 2 1 1 0 0<text:line-break/>4<text:line-break/>-1 1 1 3 2 2 0 0<text:line-break/>4<text:line-break/>-1 1 0 2 2 2 0 0<text:line-break/>0<text:line-break/></text:p>
      <text:p text:style-name="P11"/>
      <text:p text:style-name="P19">test_02.result</text:p>
      <text:p text:style-name="P23">Square [-1 1] [0 2] [1 1] [0 0]</text:p>
      <text:p text:style-name="P23">Center: [0 1]</text:p>
      <text:p text:style-name="P23"><text:soft-page-break/>Area: 2</text:p>
      <text:p text:style-name="P23">Rectangle [-1 1] [1 3] [2 2] [0 0]</text:p>
      <text:p text:style-name="P23">Center: [0.5 1.5]</text:p>
      <text:p text:style-name="P23">Area: 4</text:p>
      <text:p text:style-name="P23">Trapezoid [-1 1] [0 2] [2 2] [0 0]</text:p>
      <text:p text:style-name="P23">Center: [0.25 1.25]</text:p>
      <text:p text:style-name="P23">Area: 3</text:p>
      <text:p text:style-name="P23">Tuple (As Square) [-1 1] [0 2] [1 1] [0 0]</text:p>
      <text:p text:style-name="P23">Center: [0 1]</text:p>
      <text:p text:style-name="P23">Area: 2</text:p>
      <text:p text:style-name="P23">Tuple (As Rectangle) [-1 1] [1 3] [2 2] [0 0]</text:p>
      <text:p text:style-name="P23">Center: [0.5 1.5]</text:p>
      <text:p text:style-name="P23">Area: 4</text:p>
      <text:p text:style-name="P23">Tuple (As Trapezoid) [-1 1] [0 2] [2 2] [0 0]</text:p>
      <text:p text:style-name="P23">Center: [0.25 1.25]</text:p>
      <text:p text:style-name="P23">Area: 3</text:p>
      <text:p text:style-name="P23">Tuple [-1 1] [1 4] [5 8] [6 2]</text:p>
      <text:p text:style-name="P23">Center: [2.75 3.75]</text:p>
      <text:p text:style-name="P23">Area: 23.5<text:line-break/></text:p>
      <text:list xml:id="list154526102137804" text:continue-numbering="true" text:style-name="WW8Num2">
        <text:list-item>
          <text:p text:style-name="P8"><text:span text:style-name="T19">Результаты выполнения тестов</text:span><text:span text:style-name="T15">:</text:span></text:p>
        </text:list-item>
      </text:list>
      <text:p text:style-name="P11">user@PSB133S01ZFH:~/3sem_projects/oop_exercise_04/tests$ bash test.sh ../build/lab4</text:p>
      <text:p text:style-name="P11">Test test_00.test: SUCCESS</text:p>
      <text:p text:style-name="P11">Test test_01.test: SUCCESS</text:p>
      <text:p text:style-name="P11">Test test_02.test: SUCCESS</text:p>
      <text:p text:style-name="P11"/>
      <text:list xml:id="list154528075800104" text:continue-numbering="true" text:style-name="WW8Num2">
        <text:list-item>
          <text:p text:style-name="P8"><text:span text:style-name="T19">Объяснение результатов работы программы</text:span><text:span text:style-name="T15">:</text:span></text:p>
        </text:list-item>
      </text:list>
      <text:list xml:id="list2156233799" text:style-name="WW8Num3">
        <text:list-item>
          <text:p text:style-name="P13">Программа выполняет определённые действия по введённым командам:</text:p>
          <text:list>
            <text:list-item>
              <text:p text:style-name="P9"><text:span text:style-name="T16">0 — выход из программы;</text:span></text:p>
            </text:list-item>
            <text:list-item>
              <text:p text:style-name="P9"><text:span text:style-name="T16">1,2,3 — создание фигуры(Квадрат, Прямоугольник, Трапеция соответственно), получение вершин через ввод, проверка, вывод данных вершин, вычисление центра и площади;</text:span></text:p>
            </text:list-item>
            <text:list-item>
              <text:p text:style-name="P9"><text:span text:style-name="T16">4 — создание кортежа как производного четырёхугольника, получение вершин через ввод, проверка, вывод данных вершин, вычисление центра и площади;</text:span></text:p>
            </text:list-item>
          </text:list>
        </text:list-item>
        <text:list-item>
          <text:p text:style-name="P9"><text:span text:style-name="T16">Шаблонная функция print() печатает координаты всех точек данной фигуры или кортежа. Она определена для моих фигур и tuple. Во втором случае все дело вычисляется рекурсивно. </text:span></text:p>
        </text:list-item>
        <text:list-item>
          <text:p text:style-name="P9"><text:span text:style-name="T16">Функция center() возвращает точку с x –деление суммы иксов всех точек данной фигуры на их количество, у – аналогично х. Она определена для моих фигур и tuple. Во втором случае все дело вычисляется рекурсивно;</text:span></text:p>
        </text:list-item>
        <text:list-item>
          <text:p text:style-name="P9"><text:span text:style-name="T16">Функция </text:span><text:span text:style-name="T21">area</text:span><text:span text:style-name="T16">() вычисляет площадь данной фигуры или совокупности точек в кортеже в зависимости от типа фигуры по методу Гаусса (формула землемера, метод шунтирования) и возвращает это значение. </text:span></text:p>
        </text:list-item>
      </text:list>
      <text:p text:style-name="P10"/>
      <text:list xml:id="list154526306888754" text:continue-list="list154528075800104" text:style-name="WW8Num2">
        <text:list-item>
          <text:p text:style-name="P21"><text:span text:style-name="T15">Вывод:</text:span><text:span text:style-name="T16"> 1)</text:span><text:span text:style-name="T15"> </text:span><text:span text:style-name="T16">Ознакомились с шаблонами и кортежами в </text:span><text:span text:style-name="T21">C++ </text:span><text:span text:style-name="T16">и усвоили навык работы с ними; </text:span></text:p>
          <text:p text:style-name="P21"><text:span text:style-name="T16">2) Написана программа, производящая операции с помощью шаблонов и работающая с кортежами.</text:span></text:p>
        </text:list-item>
      </text:list>
      <text:p text:style-name="P1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NSimSun" svg:font-family="NSimSun" style:font-family-generic="modern"/>
    <style:font-face style:name="Arial" svg:font-family="Arial" style:font-family-generic="swiss"/>
    <style:font-face style:name="Courier New2" svg:font-family="'Courier New'" style:font-pitch="variable"/>
    <style:font-face style:name="Open Sans" svg:font-family="'Open Sans'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padding="0cm" fo:border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tandard" style:class="text">
      <style:paragraph-properties fo:margin-top="0cm" fo:margin-bottom="0.529cm" loext:contextual-spacing="false" fo:line-height="100%" fo:padding-left="0cm" fo:padding-right="0cm" fo:padding-top="0cm" fo:padding-bottom="0.141cm" fo:border-left="none" fo:border-right="none" fo:border-top="none" fo:border-bottom="0.99pt solid #4472c4"/>
      <style:text-properties fo:color="#333f4f" style:font-name="Calibri Light" fo:font-family="'Calibri Light'" style:font-family-generic="swiss" style:font-pitch="variable" fo:font-size="26pt" fo:letter-spacing="0.009cm" style:font-name-asian="Calibri Light" style:font-family-asian="'Calibri Light'" style:font-family-generic-asian="swiss" style:font-pitch-asian="variable" style:font-size-asian="26pt" style:font-name-complex="Calibri Light" style:font-family-complex="'Calibri Light'" style:font-family-generic-complex="swiss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2f5395" style:font-name="Calibri Light" fo:font-family="'Calibri Light'" style:font-family-generic="swiss" style:font-pitch="variable" fo:font-size="14pt" fo:font-weight="bold" style:font-name-asian="Calibri Light" style:font-family-asian="'Calibri Light'" style:font-family-generic-asian="swiss" style:font-pitch-asian="variable" style:font-size-asian="14pt" style:font-weight-asian="bold" style:font-name-complex="Calibri Light" style:font-family-complex="'Calibri Light'" style:font-family-generic-complex="swiss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472c4" style:font-name="Calibri Light" fo:font-family="'Calibri Light'" style:font-family-generic="swiss" style:font-pitch="variable" fo:font-size="13pt" fo:font-weight="bold" style:font-name-asian="Calibri Light" style:font-family-asian="'Calibri Light'" style:font-family-generic-asian="swiss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472c4" style:font-name="Calibri Light" fo:font-family="'Calibri Light'" style:font-family-generic="swiss" style:font-pitch="variable" fo:font-weight="bold" style:font-name-asian="Calibri Light" style:font-family-asian="'Calibri Light'" style:font-family-generic-asian="swiss" style:font-pitch-asian="variable" style:font-weight-asian="bold" style:font-name-complex="Calibri Light" style:font-family-complex="'Calibri Light'" style:font-family-generic-complex="swiss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472c4" style:font-name="Calibri Light" fo:font-family="'Calibri Light'" style:font-family-generic="swiss" style:font-pitch="variable" fo:font-style="italic" fo:font-weight="bold" style:font-name-asian="Calibri Light" style:font-family-asian="'Calibri Light'" style:font-family-generic-asian="swiss" style:font-pitch-asian="variable" style:font-style-asian="italic" style:font-weight-asian="bold" style:font-name-complex="Calibri Light" style:font-family-complex="'Calibri Light'" style:font-family-generic-complex="swiss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1f3763" style:font-name="Calibri Light" fo:font-family="'Calibri Light'" style:font-family-generic="swiss" style:font-pitch="variable" style:font-name-asian="Calibri Light" style:font-family-asian="'Calibri Light'" style:font-family-generic-asian="swiss" style:font-pitch-asian="variable" style:font-name-complex="Calibri Light" style:font-family-complex="'Calibri Light'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1f3763" style:font-name="Calibri Light" fo:font-family="'Calibri Light'" style:font-family-generic="swiss" style:font-pitch="variable" fo:font-style="italic" style:font-name-asian="Calibri Light" style:font-family-asian="'Calibri Light'" style:font-family-generic-asian="swiss" style:font-pitch-asian="variable" style:font-style-asian="italic" style:font-name-complex="Calibri Light" style:font-family-complex="'Calibri Light'" style:font-family-generic-complex="swiss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libri Light" fo:font-family="'Calibri Light'" style:font-family-generic="swiss" style:font-pitch="variable" fo:font-style="italic" style:font-name-asian="Calibri Light" style:font-family-asian="'Calibri Light'" style:font-family-generic-asian="swiss" style:font-pitch-asian="variable" style:font-style-asian="italic" style:font-name-complex="Calibri Light" style:font-family-complex="'Calibri Light'" style:font-family-generic-complex="swiss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04040" style:font-name="Calibri Light" fo:font-family="'Calibri Light'" style:font-family-generic="swiss" style:font-pitch="variable" fo:font-size="10pt" style:font-name-asian="Calibri Light" style:font-family-asian="'Calibri Light'" style:font-family-generic-asian="swiss" style:font-pitch-asian="variable" style:font-size-asian="10pt" style:font-name-complex="Calibri Light" style:font-family-complex="'Calibri Light'" style:font-family-generic-complex="swiss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libri Light" fo:font-family="'Calibri Light'" style:font-family-generic="swiss" style:font-pitch="variable" fo:font-size="10pt" fo:font-style="italic" style:font-name-asian="Calibri Light" style:font-family-asian="'Calibri Light'" style:font-family-generic-asian="swiss" style:font-pitch-asian="variable" style:font-size-asian="10pt" style:font-style-asian="italic" style:font-name-complex="Calibri Light" style:font-family-complex="'Calibri Light'" style:font-family-generic-complex="swiss" style:font-pitch-complex="variable" style:font-size-complex="10pt" style:font-style-complex="italic"/>
    </style:style>
    <style:style style:name="Balloon_20_text" style:display-name="Balloon text" style:family="paragraph">
      <style:paragraph-properties fo:orphans="2" fo:widows="2" fo:hyphenation-ladder-count="no-limit" fo:padding="0cm" fo:border="none"/>
      <style:text-properties style:use-window-font-color="true" style:font-name="Tahoma" fo:font-family="Tahoma" style:font-family-generic="swiss" style:font-pitch="variable" fo:font-size="8pt" fo:language="ru" fo:country="RU" style:font-name-asian="Times New Roman" style:font-family-asian="'Times New Roman'" style:font-family-generic-asian="roman" style:font-pitch-asian="variable" style:font-size-asian="8pt" style:language-asian="ru" style:country-asian="RU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o_20_spacing" style:display-name="No spacing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Subtitle" style:family="paragraph" style:parent-style-name="Standard" style:next-style-name="Standard" style:class="chapter">
      <style:text-properties fo:color="#4472c4" style:font-name="Calibri Light" fo:font-family="'Calibri Light'" style:font-family-generic="swiss" style:font-pitch="variable" fo:font-size="12pt" fo:letter-spacing="0.026cm" fo:font-style="italic" style:font-name-asian="Calibri Light" style:font-family-asian="'Calibri Light'" style:font-family-generic-asian="swiss" style:font-pitch-asian="variable" style:font-size-asian="12pt" style:font-style-asian="italic" style:font-name-complex="Calibri Light" style:font-family-complex="'Calibri Light'" style:font-family-generic-complex="swiss" style:font-pitch-complex="variable" style:font-size-complex="12pt" style:font-style-complex="italic"/>
    </style:style>
    <style:style style:name="Quote" style:family="paragraph" style:parent-style-name="Standard" style:next-style-name="Standard">
      <style:text-properties fo:color="#000000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472c4"/>
      <style:text-properties fo:color="#4472c4" fo:font-style="italic" fo:font-weight="bold" style:font-style-asian="italic" style:font-weight-asian="bold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Plain_20_text" style:display-name="Plain text" style:family="paragraph" style:parent-style-name="Standard">
      <style:paragraph-properties fo:margin-top="0cm" fo:margin-bottom="0cm" loext:contextual-spacing="false" fo:line-height="100%"/>
      <style:text-properties style:font-name="Courier New" fo:font-family="'Courier New'" style:font-family-generic="modern" fo:font-size="10.5pt" style:font-size-asian="10.5pt" style:font-name-complex="Courier New" style:font-family-complex="'Courier New'" style:font-family-generic-complex="modern" style:font-size-complex="10.5pt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cumentMap" style:family="paragraph">
      <style:paragraph-properties fo:margin-top="0cm" fo:margin-bottom="0.353cm" loext:contextual-spacing="false" fo:line-height="115%" fo:text-align="start" style:justify-single-word="false" fo:orphans="2" fo:widows="2" fo:hyphenation-ladder-count="no-limit" style:vertical-align="auto" style:writing-mode="lr-tb"/>
      <style:text-properties style:use-window-font-color="true" style:font-name="Times New Roman" fo:font-family="'Times New Roman'" style:font-family-generic="roman" style:font-pitch="variable" fo:font-size="11pt" fo:language="ru" fo:country="RU" style:font-name-asian="Open Sans" style:font-family-asian="'Open Sans'" style:font-pitch-asian="variable" style:font-size-asian="11pt" style:language-asian="ru" style:country-asian="RU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Table_20_Grid" style:display-name="Table Grid" style:family="paragraph" style:parent-style-name="DocumentMap">
      <style:paragraph-properties fo:text-align="start" style:justify-single-word="false" fo:orphans="2" fo:widows="2" style:vertical-align="auto"/>
      <style:text-properties fo:font-size="10pt" fo:language="ru" fo:country="RU" style:font-size-asian="10pt" style:language-asian="ru" style:country-asian="RU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Preformatted" style:display-name="HTML Preformatted" style:family="paragraph" style:parent-style-name="Standard">
      <style:paragraph-properties fo:text-align="start" style:justify-single-word="false" fo:orphans="2" fo:widows="2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fo:language="ru" fo:country="RU" style:font-size-asian="10pt" style:language-asian="ru" style:country-asian="RU" style:font-name-complex="Courier New1" style:font-family-complex="'Courier New'" style:font-family-generic-complex="roman" style:font-pitch-complex="variable" style:font-size-complex="10pt" style:language-complex="ar" style:country-complex="SA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text-align="start" style:justify-single-word="false" fo:orphans="2" fo:widows="2" style:vertical-align="auto"/>
      <style:text-properties fo:font-size="12pt" fo:language="ru" fo:country="RU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SimSun" style:font-family-asian="NSimSun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fo:font-size="10pt" fo:language="ru" fo:country="RU" fo:font-weight="bold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0pt" fo:language="ru" fo:country="RU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pt" style:font-weight-complex="normal"/>
    </style:style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3z1" style:family="text">
      <style:text-properties style:font-name="Times New Roman" fo:font-family="'Times New Roman'" style:font-family-generic="roman" style:font-pitch="variable" fo:font-size="10pt" fo:language="ru" fo:country="RU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pt" style:font-weight-complex="normal"/>
    </style:style>
    <style:style style:name="WW8Num3z2" style:family="text">
      <style:text-properties style:font-name="Times New Roman" fo:font-family="'Times New Roman'" style:font-family-generic="roman" style:font-pitch="variable" fo:font-size="10pt" fo:language="ru" fo:country="RU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pt" style:font-weight-complex="normal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fo:color="#2f5395" style:font-name="Calibri Light" fo:font-family="'Calibri Light'" style:font-family-generic="swiss" style:font-pitch="variable" fo:font-size="14pt" fo:font-weight="bold" style:font-name-asian="Calibri Light" style:font-family-asian="'Calibri Light'" style:font-family-generic-asian="swiss" style:font-pitch-asian="variable" style:font-size-asian="14pt" style:font-weight-asian="bold" style:font-name-complex="Calibri Light" style:font-family-complex="'Calibri Light'" style:font-family-generic-complex="swiss" style:font-pitch-complex="variable" style:font-size-complex="14pt" style:font-weight-complex="bold"/>
    </style:style>
    <style:style style:name="Заголовок_20_2_20_Знак" style:display-name="Заголовок 2 Знак" style:family="text">
      <style:text-properties fo:color="#4472c4" style:font-name="Calibri Light" fo:font-family="'Calibri Light'" style:font-family-generic="swiss" style:font-pitch="variable" fo:font-size="13pt" fo:font-weight="bold" style:font-name-asian="Calibri Light" style:font-family-asian="'Calibri Light'" style:font-family-generic-asian="swiss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style:font-weight-complex="bold"/>
    </style:style>
    <style:style style:name="Заголовок_20_3_20_Знак" style:display-name="Заголовок 3 Знак" style:family="text">
      <style:text-properties fo:color="#4472c4" style:font-name="Calibri Light" fo:font-family="'Calibri Light'" style:font-family-generic="swiss" style:font-pitch="variable" fo:font-weight="bold" style:font-name-asian="Calibri Light" style:font-family-asian="'Calibri Light'" style:font-family-generic-asian="swiss" style:font-pitch-asian="variable" style:font-weight-asian="bold" style:font-name-complex="Calibri Light" style:font-family-complex="'Calibri Light'" style:font-family-generic-complex="swiss" style:font-pitch-complex="variable" style:font-weight-complex="bold"/>
    </style:style>
    <style:style style:name="Заголовок_20_4_20_Знак" style:display-name="Заголовок 4 Знак" style:family="text">
      <style:text-properties fo:color="#4472c4" style:font-name="Calibri Light" fo:font-family="'Calibri Light'" style:font-family-generic="swiss" style:font-pitch="variable" fo:font-style="italic" fo:font-weight="bold" style:font-name-asian="Calibri Light" style:font-family-asian="'Calibri Light'" style:font-family-generic-asian="swiss" style:font-pitch-asian="variable" style:font-style-asian="italic" style:font-weight-asian="bold" style:font-name-complex="Calibri Light" style:font-family-complex="'Calibri Light'" style:font-family-generic-complex="swiss" style:font-pitch-complex="variable" style:font-style-complex="italic" style:font-weight-complex="bold"/>
    </style:style>
    <style:style style:name="Заголовок_20_5_20_Знак" style:display-name="Заголовок 5 Знак" style:family="text">
      <style:text-properties fo:color="#1f3763" style:font-name="Calibri Light" fo:font-family="'Calibri Light'" style:font-family-generic="swiss" style:font-pitch="variable" style:font-name-asian="Calibri Light" style:font-family-asian="'Calibri Light'" style:font-family-generic-asian="swiss" style:font-pitch-asian="variable" style:font-name-complex="Calibri Light" style:font-family-complex="'Calibri Light'" style:font-family-generic-complex="swiss" style:font-pitch-complex="variable"/>
    </style:style>
    <style:style style:name="Заголовок_20_6_20_Знак" style:display-name="Заголовок 6 Знак" style:family="text">
      <style:text-properties fo:color="#1f3763" style:font-name="Calibri Light" fo:font-family="'Calibri Light'" style:font-family-generic="swiss" style:font-pitch="variable" fo:font-style="italic" style:font-name-asian="Calibri Light" style:font-family-asian="'Calibri Light'" style:font-family-generic-asian="swiss" style:font-pitch-asian="variable" style:font-style-asian="italic" style:font-name-complex="Calibri Light" style:font-family-complex="'Calibri Light'" style:font-family-generic-complex="swiss" style:font-pitch-complex="variable" style:font-style-complex="italic"/>
    </style:style>
    <style:style style:name="Заголовок_20_7_20_Знак" style:display-name="Заголовок 7 Знак" style:family="text">
      <style:text-properties fo:color="#404040" style:font-name="Calibri Light" fo:font-family="'Calibri Light'" style:font-family-generic="swiss" style:font-pitch="variable" fo:font-style="italic" style:font-name-asian="Calibri Light" style:font-family-asian="'Calibri Light'" style:font-family-generic-asian="swiss" style:font-pitch-asian="variable" style:font-style-asian="italic" style:font-name-complex="Calibri Light" style:font-family-complex="'Calibri Light'" style:font-family-generic-complex="swiss" style:font-pitch-complex="variable" style:font-style-complex="italic"/>
    </style:style>
    <style:style style:name="Заголовок_20_8_20_Знак" style:display-name="Заголовок 8 Знак" style:family="text">
      <style:text-properties fo:color="#404040" style:font-name="Calibri Light" fo:font-family="'Calibri Light'" style:font-family-generic="swiss" style:font-pitch="variable" fo:font-size="10pt" style:font-name-asian="Calibri Light" style:font-family-asian="'Calibri Light'" style:font-family-generic-asian="swiss" style:font-pitch-asian="variable" style:font-size-asian="10pt" style:font-name-complex="Calibri Light" style:font-family-complex="'Calibri Light'" style:font-family-generic-complex="swiss" style:font-pitch-complex="variable" style:font-size-complex="10pt"/>
    </style:style>
    <style:style style:name="Заголовок_20_9_20_Знак" style:display-name="Заголовок 9 Знак" style:family="text">
      <style:text-properties fo:color="#404040" style:font-name="Calibri Light" fo:font-family="'Calibri Light'" style:font-family-generic="swiss" style:font-pitch="variable" fo:font-size="10pt" fo:font-style="italic" style:font-name-asian="Calibri Light" style:font-family-asian="'Calibri Light'" style:font-family-generic-asian="swiss" style:font-pitch-asian="variable" style:font-size-asian="10pt" style:font-style-asian="italic" style:font-name-complex="Calibri Light" style:font-family-complex="'Calibri Light'" style:font-family-generic-complex="swiss" style:font-pitch-complex="variable" style:font-size-complex="10pt" style:font-style-complex="italic"/>
    </style:style>
    <style:style style:name="Заголовок_20_Знак" style:display-name="Заголовок Знак" style:family="text">
      <style:text-properties fo:color="#333f4f" style:font-name="Calibri Light" fo:font-family="'Calibri Light'" style:font-family-generic="swiss" style:font-pitch="variable" fo:font-size="26pt" fo:letter-spacing="0.009cm" style:font-name-asian="Calibri Light" style:font-family-asian="'Calibri Light'" style:font-family-generic-asian="swiss" style:font-pitch-asian="variable" style:font-size-asian="26pt" style:font-name-complex="Calibri Light" style:font-family-complex="'Calibri Light'" style:font-family-generic-complex="swiss" style:font-pitch-complex="variable" style:font-size-complex="26pt"/>
    </style:style>
    <style:style style:name="Подзаголовок_20_Знак" style:display-name="Подзаголовок Знак" style:family="text">
      <style:text-properties fo:color="#4472c4" style:font-name="Calibri Light" fo:font-family="'Calibri Light'" style:font-family-generic="swiss" style:font-pitch="variable" fo:font-size="12pt" fo:letter-spacing="0.026cm" fo:font-style="italic" style:font-name-asian="Calibri Light" style:font-family-asian="'Calibri Light'" style:font-family-generic-asian="swiss" style:font-pitch-asian="variable" style:font-size-asian="12pt" style:font-style-asian="italic" style:font-name-complex="Calibri Light" style:font-family-complex="'Calibri Light'" style:font-family-generic-complex="swiss" style:font-pitch-complex="variable" style:font-size-complex="12pt" style:font-style-complex="italic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Intense_20_emphasis" style:display-name="Intense emphasis" style:family="text">
      <style:text-properties fo:color="#4472c4" fo:font-style="italic" fo:font-weight="bold" style:font-style-asian="italic" style:font-weight-asian="bold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Цитата_20_2_20_Знак" style:display-name="Цитата 2 Знак" style:family="text">
      <style:text-properties fo:color="#000000" fo:font-style="italic" style:font-style-asian="italic" style:font-style-complex="italic"/>
    </style:style>
    <style:style style:name="Выделенная_20_цитата_20_Знак" style:display-name="Выделенная цитата Знак" style:family="text">
      <style:text-properties fo:color="#4472c4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>
      <style:text-properties fo:font-variant="small-caps" fo:color="#ed7d31" style:text-underline-style="solid" style:text-underline-width="auto" style:text-underline-color="font-color"/>
    </style:style>
    <style:style style:name="Intense_20_reference" style:display-name="Intense reference" style:family="text">
      <style:text-properties fo:font-variant="small-caps" fo:color="#ed7d31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Текст_20_сноски_20_Знак" style:display-name="Текст сноски Знак" style:family="text">
      <style:text-properties fo:font-size="10pt" style:font-size-asian="10pt" style:font-size-complex="10pt"/>
    </style:style>
    <style:style style:name="Footnote_20_Symbol" style:display-name="Footnote Symbol" style:family="text">
      <style:text-properties style:text-position="super 58%"/>
    </style:style>
    <style:style style:name="Текст_20_концевой_20_сноски_20_Знак" style:display-name="Текст концевой сноски Знак" style:family="text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Текст_20_Знак" style:display-name="Текст Знак" style:family="text">
      <style:text-properties style:font-name="Courier New" fo:font-family="'Courier New'" style:font-family-generic="modern" fo:font-size="10.5pt" style:font-size-asian="10.5pt" style:font-name-complex="Courier New" style:font-family-complex="'Courier New'" style:font-family-generic-complex="modern" style:font-size-complex="10.5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395" style:font-name="Calibri Light" fo:font-family="'Calibri Light'" style:font-family-generic="swiss" style:font-pitch="variable" fo:font-size="14pt" fo:font-weight="bold" style:font-name-asian="Calibri Light" style:font-family-asian="'Calibri Light'" style:font-family-generic-asian="swiss" style:font-pitch-asian="variable" style:font-size-asian="14pt" style:font-weight-asian="bold" style:font-name-complex="Calibri Light" style:font-family-complex="'Calibri Light'" style:font-family-generic-complex="swiss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472c4" style:font-name="Calibri Light" fo:font-family="'Calibri Light'" style:font-family-generic="swiss" style:font-pitch="variable" fo:font-size="13pt" fo:font-weight="bold" style:font-name-asian="Calibri Light" style:font-family-asian="'Calibri Light'" style:font-family-generic-asian="swiss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472c4" style:font-name="Calibri Light" fo:font-family="'Calibri Light'" style:font-family-generic="swiss" style:font-pitch="variable" fo:font-weight="bold" style:font-name-asian="Calibri Light" style:font-family-asian="'Calibri Light'" style:font-family-generic-asian="swiss" style:font-pitch-asian="variable" style:font-weight-asian="bold" style:font-name-complex="Calibri Light" style:font-family-complex="'Calibri Light'" style:font-family-generic-complex="swiss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472c4" style:font-name="Calibri Light" fo:font-family="'Calibri Light'" style:font-family-generic="swiss" style:font-pitch="variable" fo:font-style="italic" fo:font-weight="bold" style:font-name-asian="Calibri Light" style:font-family-asian="'Calibri Light'" style:font-family-generic-asian="swiss" style:font-pitch-asian="variable" style:font-style-asian="italic" style:font-weight-asian="bold" style:font-name-complex="Calibri Light" style:font-family-complex="'Calibri Light'" style:font-family-generic-complex="swiss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1f3763" style:font-name="Calibri Light" fo:font-family="'Calibri Light'" style:font-family-generic="swiss" style:font-pitch="variable" style:font-name-asian="Calibri Light" style:font-family-asian="'Calibri Light'" style:font-family-generic-asian="swiss" style:font-pitch-asian="variable" style:font-name-complex="Calibri Light" style:font-family-complex="'Calibri Light'" style:font-family-generic-complex="swiss" style:font-pitch-complex="variable"/>
    </style:style>
    <style:style style:name="Heading_20_6_20_Char" style:display-name="Heading 6 Char" style:family="text" style:parent-style-name="Default_20_paragraph_20_font">
      <style:text-properties fo:color="#1f3763" style:font-name="Calibri Light" fo:font-family="'Calibri Light'" style:font-family-generic="swiss" style:font-pitch="variable" fo:font-style="italic" style:font-name-asian="Calibri Light" style:font-family-asian="'Calibri Light'" style:font-family-generic-asian="swiss" style:font-pitch-asian="variable" style:font-style-asian="italic" style:font-name-complex="Calibri Light" style:font-family-complex="'Calibri Light'" style:font-family-generic-complex="swiss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 Light" fo:font-family="'Calibri Light'" style:font-family-generic="swiss" style:font-pitch="variable" fo:font-style="italic" style:font-name-asian="Calibri Light" style:font-family-asian="'Calibri Light'" style:font-family-generic-asian="swiss" style:font-pitch-asian="variable" style:font-style-asian="italic" style:font-name-complex="Calibri Light" style:font-family-complex="'Calibri Light'" style:font-family-generic-complex="swiss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libri Light" fo:font-family="'Calibri Light'" style:font-family-generic="swiss" style:font-pitch="variable" fo:font-size="10pt" style:font-name-asian="Calibri Light" style:font-family-asian="'Calibri Light'" style:font-family-generic-asian="swiss" style:font-pitch-asian="variable" style:font-size-asian="10pt" style:font-name-complex="Calibri Light" style:font-family-complex="'Calibri Light'" style:font-family-generic-complex="swiss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 Light" fo:font-family="'Calibri Light'" style:font-family-generic="swiss" style:font-pitch="variable" fo:font-size="10pt" fo:font-style="italic" style:font-name-asian="Calibri Light" style:font-family-asian="'Calibri Light'" style:font-family-generic-asian="swiss" style:font-pitch-asian="variable" style:font-size-asian="10pt" style:font-style-asian="italic" style:font-name-complex="Calibri Light" style:font-family-complex="'Calibri Light'" style:font-family-generic-complex="swiss" style:font-pitch-complex="variable" style:font-size-complex="10pt" style:font-style-complex="italic"/>
    </style:style>
    <style:style style:name="Title_20_Char" style:display-name="Title Char" style:family="text" style:parent-style-name="Default_20_paragraph_20_font">
      <style:text-properties fo:color="#333f4f" style:font-name="Calibri Light" fo:font-family="'Calibri Light'" style:font-family-generic="swiss" style:font-pitch="variable" fo:font-size="26pt" fo:letter-spacing="0.009cm" style:font-name-asian="Calibri Light" style:font-family-asian="'Calibri Light'" style:font-family-generic-asian="swiss" style:font-pitch-asian="variable" style:font-size-asian="26pt" style:font-name-complex="Calibri Light" style:font-family-complex="'Calibri Light'" style:font-family-generic-complex="swiss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472c4" style:font-name="Calibri Light" fo:font-family="'Calibri Light'" style:font-family-generic="swiss" style:font-pitch="variable" fo:font-size="12pt" fo:letter-spacing="0.026cm" fo:font-style="italic" style:font-name-asian="Calibri Light" style:font-family-asian="'Calibri Light'" style:font-family-generic-asian="swiss" style:font-pitch-asian="variable" style:font-size-asian="12pt" style:font-style-asian="italic" style:font-name-complex="Calibri Light" style:font-family-complex="'Calibri Light'" style:font-family-generic-complex="swiss" style:font-pitch-complex="variable" style:font-size-complex="12pt" style:font-style-complex="italic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472c4" fo:font-style="italic" fo:font-weight="bold" style:font-style-asian="italic" style:font-weight-asian="bold" style:font-style-complex="italic" style:font-weight-complex="bold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Endnote_20_Text_20_Char" style:display-name="Endnote Text Char" style:family="text" style:parent-style-name="Default_20_paragraph_20_font">
      <style:text-properties fo:font-size="10pt" style:font-size-asian="10pt" style:font-size-complex="10pt"/>
    </style:style>
    <style:style style:name="Plain_20_Text_20_Char" style:display-name="Plain Text Char" style:family="text" style:parent-style-name="Default_20_paragraph_20_font">
      <style:text-properties style:font-name="Courier New" fo:font-family="'Courier New'" style:font-family-generic="modern" fo:font-size="10.5pt" style:font-size-asian="10.5pt" style:font-name-complex="Courier New" style:font-family-complex="'Courier New'" style:font-family-generic-complex="modern" style:font-size-complex="10.5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HTML_20_Typewriter" style:display-name="HTML Typewriter" style:family="text" style:parent-style-name="Default_20_Paragraph_20_Font">
      <style:text-properties style:font-name="Courier New1" fo:font-family="'Courier New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0pt" fo:background-color="#ffffff" style:font-size-asian="10pt" style:font-name-complex="Times New Roman" style:font-family-complex="'Times New Roman'" style:font-family-generic-complex="roman" style:font-pitch-complex="variable"/>
    </style:style>
    <style:style style:name="Teletype" style:family="text">
      <style:text-properties style:font-name="Liberation Mono" fo:font-family="'Liberation Mono', 'Courier New'" style:font-family-generic="modern" style:font-name-asian="NSimSun" style:font-family-asian="NSimSun" style:font-family-generic-asian="modern" style:font-name-complex="Liberation Mono" style:font-family-complex="'Liberation Mono', 'Courier New'" style:font-family-generic-complex="modern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3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0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3z3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3z4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3z5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3z6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3z7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3z8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dc:subject/>
    <meta:initial-creator>Гость</meta:initial-creator>
    <meta:creation-date>2018-09-13T19:05:00</meta:creation-date>
    <dc:date>2019-12-23T15:45:25.494294765</dc:date>
    <meta:print-date>1995-11-21T17:41:00</meta:print-date>
    <meta:editing-cycles>68</meta:editing-cycles>
    <meta:editing-duration>P1DT2H29M57S</meta:editing-duration>
    <meta:document-statistic meta:table-count="1" meta:image-count="0" meta:object-count="0" meta:page-count="11" meta:paragraph-count="292" meta:word-count="1985" meta:character-count="15617" meta:non-whitespace-character-count="12588"/>
    <meta:generator>LibreOffice/6.0.7.3$Linux_X86_64 LibreOffice_project/00m0$Build-3</meta:generator>
  </office:meta>
</office:document-meta>
</file>